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te_id_unique,"timeset","x","y","dataset","dclass","waterlog.30","waterlog.50","waterlog.100","ph.0.10","ph.10.30","ph.30.50","ph.50.100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05,"d1968_1974_ptf",2571994,1203001,"validation","poor",0,0,1,6.07173247019741,6.22778042983964,7.10923535750127,7.214588730391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06,"d1974_1978",2572149,1202965,"calibration","poor",0,1,1,6.9,6.94712810462011,7.20350169216891,7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12,"d1974_1978",2572937,1203693,"calibration","moderate",0,1,1,6.2,6.14712810462011,5.60350169216891,5.904355015825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14,"d1974_1978",2573374,1203710,"validation","well",0,0,0,6.6,6.75460707659964,7.2,7.15112889634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15,"d1968_1974_ptf",2573553,1203935,"validation","moderate",0,0,1,6.27271462409381,6.27271462409381,6.71839202261164,7.269007831517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16,"d1968_1974_ptf",2573310,1204328,"calibration","poor",0,0,1,6.27271462409381,6.16069955886492,5.55903076468159,5.16165539538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24,"d1968_1974_ptf",2571544,1203794,"calibration","poor",0,0,1,6.47369677799021,6.31492397955842,6.27271462409381,6.9761521627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25,"d1968_1974_ptf",2571420,1203699,"calibration","poor",1,1,1,6.6746789318866,6.56266386665772,6.47369677799021,6.668995064337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26,"d1968_1974_ptf",2571118,1203721,"calibration","poor",1,1,1,6.7751700088348,6.7751700088348,6.67808264746762,6.68562637382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27,"d1968_1974_ptf",2571022,1203885,"validation","well",0,0,1,6.7751700088348,6.81737936429941,6.98521731447742,6.743179198726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28,"d1968_1974_ptf",2570580,1203470,"calibration","poor",0,0,0,6.875661085783,7.09894295128372,7.378116470524,7.20654250644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1,"d1968_1974_ptf",2570733,1204495,"calibration","poor",0,1,1,6.7751700088348,6.97946714086689,7.51948963325395,7.536074521476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2,"d1968_1974_ptf",2570610,1204524,"calibration","moderate",0,0,1,6.7751700088348,6.8568191908574,7.2776253935758,7.392437501334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3,"d1968_1974_ptf",2570903,1204700,"calibration","poor",0,1,1,7.0766432396794,7.21583945361969,7.5016354004028,7.47860754747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4,"d1968_1974_ptf",2571166,1204736,"calibration","well",0,0,1,6.9761521627312,7.13220012237344,7.378116470524,7.146440693137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5,"d1968_1974_ptf",2571245,1204874,"calibration","poor",0,0,1,6.875661085783,6.875661085783,6.39481370164613,5.826140875543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38,"d1968_1974_ptf",2571658,1205555,"calibration","well",0,0,0,6.5741878549384,6.67727121734864,6.9761521627312,7.169585276372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43,"d1968_1974_ptf",2572613,1205675,"calibration","poor",0,1,1,6.07173247019741,6.03907144113005,5.57259206359209,5.43795075929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26-In-047,"d1968_1974_ptf",2571316,1204473,"validation","moderate",0,0,1,6.7751700088348,6.7751700088348,6.9761521627312,7.31654060485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6-In-013,"d1968_1974_field",2573253,1203763,"calibration","poor",0,1,1,6.6,6.45446023412151,5.82202024601141,3.901893746919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70,"d1968_1974_field",2570923,1205059,"validation","poor",1,1,1,7.6,7.69665228498981,8.27799996267126,8.455166886961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71,"d1968_1974_field",2571100,1205253,"calibration","poor",1,1,1,7.6,7.57807299314909,7.5,7.36324005655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75,"d1968_1974_field",2572032,1207359,"calibration","well",0,0,0,6.8,6.84712810462011,6.9,7.236178514463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77,"d1968_1974_field",2571982,1207067,"validation","poor",0,0,1,8.5,8.02202024601142,7.8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78,"d1968_1974_field",2572462,1207106,"calibration","well",0,0,0,7.1,7.04712810462011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1,"d1968_1974_ptf",2572168,1206799,"calibration","poor",1,1,1,6.17222354714561,5.995836747713,5.87075031630101,6.07173247019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2,"d1968_1974_field",2572299,1206866,"calibration","poor",1,1,1,7,6.88858739286964,6.8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4,"d1968_1974_field",2572073,1206276,"validation","poor",1,1,1,7,6.16611326882867,5.58475440808344,7.62843196979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5,"d1968_1974_field",2572317,1206097,"calibration","poor",1,1,1,7.6,7.55213487965858,7.5,8.01512412133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6,"d1968_1974_ptf",2572232,1206430,"validation","well",0,0,0,7.2776253935758,7.3936453977418,8.4835183169542,8.48351831695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7,"d1968_1974_field",2572486,1206355,"calibration","poor",1,1,1,7.1,6.9245951332275,6.8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8,"d1968_1974_field",2572595,1206704,"calibration","poor",1,1,1,7,6.94712810462011,6.84712810462011,6.88015341174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89,"d1968_1974_field",2572785,1206430,"calibration","poor",1,1,1,7,6.88858739286964,6.8,6.7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0,"d1968_1974_field",2572861,1206673,"calibration","poor",0,1,1,7.4,7.34712810462011,7.22765899164598,6.83255833576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1,"d1968_1974_ptf",2572884,1206819,"calibration","poor",1,1,1,7.1771343166276,7.30222074803959,7.34728122130865,6.8023399029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2,"d1968_1974_field",2572924,1206919,"calibration","moderate",1,1,1,7.3,7.19852721718492,7.1,6.874987158616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3,"d1968_1974_field",2573148,1207026,"calibration","poor",1,1,1,7.2,7.13244505914179,7.00448922809068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4,"d1968_1974_field",2573196,1206927,"calibration","poor",0,0,1,7.5,7.5,7.5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5,"d1968_1974_field",2572101,1207152,"calibration","well",0,0,0,7.8,7.83329922358877,8,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6,"d1968_1974_field",2573323,1206388,"calibration","poor",0,1,1,6.9,6.91824224046031,6.98345183318377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7,"d1968_1974_field",2573884,1205924,"calibration","poor",1,1,1,7.4,6.74953305363875,6.5,6.303217351838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099,"d1968_1974_field",2572790,1206065,"calibration","poor",1,1,1,6.4,6.26075973066439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0,"d1968_1974_field",2573168,1206161,"calibration","poor",1,1,1,7,6.48811663902113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1,"d1968_1974_field",2573136,1205868,"calibration","poor",1,1,1,6.8,6.68858739286964,6.6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2,"d1968_1974_field",2573462,1205737,"calibration","poor",1,1,1,6.3,6.34712810462011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3,"d1968_1974_field",2573058,1205510.99999999,"validation","poor",1,1,1,7.2,7.28858739286964,7.4,7.46335727768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4,"d1968_1974_field",2572815,1205315,"calibration","poor",1,1,1,6.9,6.9,6.9,6.9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5,"d1968_1974_field",2573714,1205354.99999999,"calibration","poor",0,1,1,6.9,6.9,6.8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6,"d1968_1974_field",2573535,1205004,"validation","poor",1,1,1,7.4,7.4,7.4,7.59382002601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7,"d1968_1974_field",2573545,1204625,"validation","poor",0,1,1,7.5,7.28332736330166,6.83313020882274,6.526560223880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8,"d1968_1974_field",2573868,1204731,"calibration","poor",1,1,1,6.9,6.58169894759789,6.4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09,"d1968_1974_field",2573931,1204540,"calibration","poor",1,1,1,6.7,6.78858739286964,6.9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0,"d1968_1974_field",2574245,1204727,"calibration","poor",1,1,1,6.1,6.14712810462011,6.2,6.3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1,"d1968_1974_field",2574447,1204440,"validation","poor",1,1,1,6.9,6.9,6.84712810462011,6.809724455277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2,"d1968_1974_field",2574487,1204133,"calibration","poor",0,1,1,6,6.1245951332275,5.62636161569887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3,"d1968_1974_field",2574278,1204003,"calibration","poor",1,1,1,6.3,6.24712810462011,5.17050748924526,4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4,"d1968_1974_field",2574092,1203377,"calibration","poor",1,1,1,6.5,6.20486742346101,5.67082291966543,5.829341874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5,"d1968_1974_field",2574004,1203297,"calibration","poor",1,1,1,5.7,5.58858739286964,5.5,3.793898890976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6,"d1968_1974_field",2574717,1203334,"calibration","well",0,0,1,6.6,6.28169894759789,4.88750907355594,4.8832384667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7,"d1968_1974_field",2575231,1203631,"calibration","poor",1,1,1,5.8,5.6245951332275,5.5,4.586186147616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8,"d1968_1974_field",2575203,1203827,"validation","poor",0,0,1,6.5,6.42116181449061,6.2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19,"d1968_1974_field",2575036,1204317,"calibration","poor",1,1,1,6.2,6.06075973066439,5.11961692261665,4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0,"d1968_1974_field",2574929,1204806,"calibration","poor",0,1,1,6.7,6.51231872844697,6.2,6.3935621454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1,"d1968_1974_field",2574929,1205150,"calibration","poor",1,1,1,6.9,6.3371379615206,6.1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2,"d1968_1974_field",2575130,1204991,"calibration","poor",0,0,1,8,7.55284196865778,7,6.9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3,"d1968_1974_field",2575189,1205155,"calibration","well",0,0,0,7.3,7.38858739286964,7.51096894361851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4,"d1968_1974_field",2575520,1205069,"calibration","poor",0,1,1,6.9,6.7245951332275,6.50869987651923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5,"d1968_1974_field",2576325,1204843,"calibration","poor",0,0,1,7.4,6.8371379615206,6.62292509377807,6.71638314648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6,"d1968_1974_field",2576133,1204698,"calibration","poor",0,1,1,6.7,6.65195513241139,5.18595981586258,4.5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8,"d1968_1974_field",2575690,1204724,"calibration","poor",1,1,1,6.6,5.76783437567555,5.5,6.3704596274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29,"d1968_1974_field",2575862,1204698,"calibration","poor",0,1,1,8.1,6.98407570638445,5.9,6.1039544307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0,"d1968_1974_field",2575393,1204554,"calibration","poor",0,1,1,6.4,6.4,6.12222212346932,6.267612136542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1,"d1968_1974_field",2575363,1204324,"calibration","poor",0,0,1,7,6.79690879161322,6.4,6.54850870667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2,"d1968_1974_ptf",2575806,1204325,"calibration","poor",0,0,1,5.77025923935281,5.77025923935281,5.46878600850821,3.67558639906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3,"d1968_1974_ptf",2576160,1204237,"calibration","poor",1,1,1,5.77025923935281,5.78528440509718,6.07173247019741,6.39077981236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5,"d1968_1974_field",2575771,1203978,"validation","well",0,0,0,7.6,7.68858739286964,7.8,7.9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6,NA,2575503,1203959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7,"d1968_1974_field",2575587,1203817,"validation","poor",0,0,1,6.5,6.38858739286964,6.3,6.77168649075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8,"d1968_1974_field",2573424,1207359,"calibration","well",0,0,0,6.5,6.44712810462011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39,"d1968_1974_field",2573672,1207758,"validation","well",0,0,1,6.2,6.29001782210786,6.8,6.992586780952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0,"d1968_1974_ptf",2574377,1207920,"validation","well",0,0,1,6.373205701042,6.61087903046587,7.39972447112812,7.95901831670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1,"d1968_1974_ptf",2573868,1207497,"calibration","well",0,0,0,6.27271462409381,6.27271462409381,6.47710049357122,6.675167788470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2,"d1968_1974_field",2574047,1207406,"calibration","well",0,0,0,7.3,7.45548953255469,7.78141564009892,8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4,"d1968_1974_field",2573870,1207217,"calibration","well",0,0,0,6.7,6.8245951332275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5,"d1968_1974_field",2573756,1207171,"validation","well",0,0,0,8.1,8.14712810462011,8.2,8.272759957154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6,"d1968_1974_field",2573700,1206894,"calibration","well",0,0,0,6.8,6.84712810462011,6.942038844361,7.1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7,"d1968_1974_ptf",2573951,1206890,"calibration","well",0,0,0,7.1771343166276,7.1771343166276,7.25024013205728,7.27762539357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8,"d1968_1974_field",2573634,1206781,"calibration","well",0,0,0,7.1,7.14712810462011,7.2,7.64217449329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9,"d1968_1974_field",2573707,1206671,"calibration","moderate",0,0,1,7.2,7.14712810462011,7.1,7.1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1,"d1968_1974_field",2573918,1206731,"calibration","well",0,0,0,6.7,6.45548953255469,6.3,6.2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2,"d1968_1974_ptf",2574287,1207029,"calibration","well",0,0,0,5.36829493156001,5.493381362972,5.66976816240461,5.97021195166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3,"d1968_1974_ptf",2574463,1206878,"calibration","well",0,0,0,5.56927708545641,5.56927708545641,5.72532504509864,6.060208481916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4,"d1968_1974_field",2574505,1207195,"calibration","well",0,0,1,6.9,6.84712810462011,6.8,7.011310289811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5,"d1968_1974_field",2575161,1207687,"calibration","well",0,0,0,6.1,6.2245951332275,6.58169894759789,6.9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7,"d1968_1974_ptf",2575129,1207102,"calibration","well",0,0,0,7.1771343166276,7.1771343166276,7.1771343166276,7.284282355114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8,"d1968_1974_field",2575105,1206926,"validation","well",0,0,0,6.4,6.5245951332275,6.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9,"d1968_1974_ptf",2575353,1207041,"calibration","well",0,0,1,5.46878600850821,5.65107360411768,5.97124139324921,6.141388297930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0,"d1968_1974_field",2575727,1207421,"calibration","poor",1,1,1,7.3,7.3,7.37275995715463,7.579389560538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1,"d1968_1974_field",2575851,1207176,"calibration","well",0,0,0,6.6,6.4245951332275,6.3,6.53348855534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2,"d1968_1974_field",2575626,1207135,"calibration","well",0,0,0,7.1,7.1,7.1,7.22520109776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3,"d1968_1974_field",2576255,1206972,"calibration","well",0,0,0,6.4,6.4,6.47082291966543,6.8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4,"d1968_1974_ptf",2576022,1206862,"calibration","well",0,0,0,5.66976816240461,5.75873525107212,5.95971740496852,6.07173247019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5,"d1968_1974_field",2575915,1206698,"calibration","well",0,0,1,6.4,6.4,6.47275995715463,6.6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6,"d1968_1974_ptf",2575515,1206798,"calibration","moderate",0,0,1,5.97124139324921,6.0963278246612,6.27271462409381,6.7751700088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7,"d1968_1974_field",2575254,1206576,"calibration","well",0,0,0,7.1,7.14712810462011,7.2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8,"d1968_1974_field",2575154,1206599,"calibration","well",0,0,0,7.4,7.44712810462011,7.58858739286964,7.7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69,"d1968_1974_field",2575623,1206593,"calibration","well",0,0,0,7.2,7.14712810462011,7.1,7.25095795704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0,"d1968_1974_field",2575530,1206216,"validation","well",0,0,0,8.2,8.2,8.2,8.52342402310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1,"d1968_1974_ptf",2576024,1206438,"calibration","poor",1,1,1,7.2776253935758,7.37657996904569,7.4786075474722,7.626444054596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2,"d1968_1974_field",2576374,1206582,"calibration","well",0,0,0,7.9,7.98858739286964,8.1,7.6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3,"d1968_1974_field",2576685,1206558,"calibration","well",0,0,1,7.6,7.68858739286964,7.8,7.58726329295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4,"d1968_1974_ptf",2576592,1206375,"calibration","well",0,0,0,7.2776253935758,7.36659248224331,7.4786075474722,7.57860467800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5,"d1968_1974_field",2576497,1206265,"calibration","poor",1,1,1,7.8,7.68858739286964,7.6,7.5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6,"d1968_1974_ptf",2576399,1206136,"calibration","poor",0,0,1,7.0766432396794,7.16561032834692,7.2776253935758,7.305409050815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7,"d1968_1974_ptf",2576296,1206070.99999999,"validation","well",0,0,0,7.1771343166276,7.33318227626984,7.65015121474375,7.999386496336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8,"d1968_1974_field",2575951,1205983,"calibration","well",0,0,0,7.3,7.3,7.34712810462011,7.637565265133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79,"d1968_1974_field",2576297,1205956,"calibration","well",0,0,0,7.5,7.54712810462011,7.64564292589211,7.945642925892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0,"d1968_1974_field",2576404,1205822,"validation","well",0,0,0,7,7.08858739286964,7.2,7.603707201955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1,"d1968_1974_field",2576750,1206132,"calibration","poor",0,1,1,7.5,7.54712810462011,7.27082291966543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2,"d1968_1974_field",2576107,1205635,"calibration","well",0,0,0,7.1,7.14712810462011,7.2,7.3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3,"d1968_1974_field",2576047,1205490,"calibration","well",0,0,0,7,7.04712810462011,7.14712810462011,7.3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4,"d1968_1974_field",2576001,1205749,"validation","well",0,0,0,6.7,6.78858739286964,6.9,6.9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5,"d1968_1974_ptf",2575582,1205808,"validation","well",0,0,0,6.47369677799021,6.42055113121849,6.42055113121849,6.47369677799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6,"d1968_1974_field",2575643,1205544,"validation","well",0,0,0,7.8,7.88858739286964,8.08858739286964,8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7,"d1968_1974_field",2575595,1205201,"calibration","moderate",0,0,1,6,5.94712810462011,5.9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89,"d1968_1974_field",2576029,1205201,"calibration","well",0,0,0,7.9,7.94712810462011,8.15548953255469,8.4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90,"d1968_1974_field",2576305,1205034,"calibration","poor",0,1,1,8,7.88858739286964,7.40370720195529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91,"d1968_1974_ptf",2575719,1206123,"calibration","well",0,0,0,7.2776253935758,7.40271182498779,7.52595297764868,7.1771343166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92,"d1968_1974_ptf",2574098,1207648,"calibration","well",0,0,0,6.7751700088348,6.93121796847704,7.1771343166276,7.32979265936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93,"d1968_1974_field",2575076,1205301,"calibration","well",0,0,0,7.5,7.54712810462011,7.6,7.85879440517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065,"d1968_1974_field",2588346,1210602,"validation","well",0,0,0,6,6.15548953255469,6.48858739286964,6.6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01,"d1968_1974_field",2585649,1205953,"calibration","well",0,0,0,8.2,8.2,8.2,8.385181382015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1,"d1968_1974_field",2586857,1205697,"validation","well",0,0,0,6.5,6.42765899164598,5.8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2,"d1968_1974_field",2589616,1209173,"calibration","well",0,0,0,6.2,6.28858739286964,6.4,6.77799996267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3,"d1968_1974_ptf",2590369,1210697,"calibration","well",0,0,0,5.56927708545641,5.51613143868469,5.39132278449061,5.45726202022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4,"d1968_1974_ptf",2590703,1211978,"calibration","moderate",0,1,1,6.07173247019741,6.01858682342569,6.04190065264475,6.33602361530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5,"d1968_1974_ptf",2590233,1208566,"calibration","well",0,0,0,5.97124139324921,5.97124139324921,5.97124139324921,5.87075031630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16,"d1968_1974_field",2591874,1210619,"validation","well",0,0,0,6.1,6.18858739286964,6.440730768326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61,"d1968_1974_field",2589250,1206492,"validation","well",0,0,0,5.9,5.9,5.9,5.2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62,"d1968_1974_field",2589147,1206770,"validation","well",0,0,0,6.1,5.9245951332275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Aa-163,"d1968_1974_ptf",2591534,1208403,"calibration","well",0,0,0,5.97124139324921,5.97124139324921,6.01858682342569,6.07173247019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081,"d1968_1974_field",2597120,1215204,"calibration","poor",0,0,1,6,6.1245951332275,6.3,5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082,"d1968_1974_field",2597547,1214749,"calibration","well",0,0,0,6.6,6.68858739286964,6.8,6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17,"d1968_1974_field",2591904,1211370,"calibration","moderate",0,1,1,6.7,6.8245951332275,6.92292509377807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31,"d1968_1974_field",2593029,1213849,"calibration","well",0,0,0,6.2,5.88169894759789,5.7,5.801766786786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33,"d1968_1974_field",2594459,1212254,"calibration","well",0,0,0,6.5,6.54712810462011,6.62292509377807,6.8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34,"d1968_1974_field",2595321,1214136,"calibration","well",0,0,0,6.8,6.8,6.64391885103048,6.2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35,"d1968_1974_field",2598827,1211294,"validation","well",0,0,0,6.6,6.64712810462011,6.7,6.795525138211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Ga-136,"d1968_1974_field",2599036,1213911,"validation","moderate",1,1,1,7.3,7.1245951332275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2,"d1968_1974_field",2575685,1209075,"calibration","well",0,0,0,6.4,6.45784465509681,6.7,6.941153164563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3,"d1968_1974_ptf",2579551,1209337,"calibration","poor",0,0,1,4.66485739292261,4.91488241031008,5.56927708545641,5.98130527904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4,"d1968_1974_ptf",2579600,1206852,"calibration","well",0,0,0,6.373205701042,6.31508638830032,6.34054467197464,6.373205701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5,"d1968_1974_field",2577269,1205492,"validation","well",0,0,0,6.8,6.74712810462011,6.7,6.7314836168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7,"d1968_1974_field",2579748,1205811,"validation","poor",0,1,1,7.6,4.30092091952111,4.29994046506402,6.680034413966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8,"d1968_1974_field",2579232,1204827,"calibration","poor",0,0,1,7.4,7.55548953255469,7.8,7.9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49,"d1968_1974_ptf",2581822,1208608,"calibration","poor",0,0,1,6.7751700088348,6.7751700088348,6.7751700088348,7.17355302650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50,"d1968_1974_field",2581917,1207279,"validation","moderate",0,1,1,7.4,7.4,7.442038844361,7.856403073099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52,"d1968_1974_field",2584405,1208057,"validation","well",0,0,0,7.4,7.47275995715463,7.5,7.722020246011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53,"d1968_1974_field",2585049,1207232,"validation","well",0,0,0,6.8,6.68858739286964,6.5407307683263,6.3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54,"d1968_1974_field",2584165,1210089,"validation","well",0,0,0,7.7,7.8245951332275,8.1245951332275,8.2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In-255,"d1968_1974_field",2585461,1209560,"validation","well",0,0,0,7.5,7.44712810462011,7.4,7.5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Kw-151,"d1968_1974_field",2595083,1210138,"validation","moderate",0,0,1,6.8,7.00370720195529,7.4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Kw-152,"d1968_1974_field",2596097,1209339,"validation","well",0,0,0,7.3,7.3,7.3,7.3888981277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Kw-153,"d1968_1974_field",2598948,1209513,"validation","well",0,0,0,7.5,7.43728445895503,7.4,7.9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Kw-164,"d1968_1974_field",2593588,1208444,"validation","well",0,0,0,5.8,5.55548953255469,5.4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Nk-047,"d1968_1974_field",2583565,1211648,"validation","well",0,0,0,6.7,6.74712810462011,6.6245951332275,5.83832122035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Nk-048,"d1968_1974_field",2585532,1213133,"calibration","well",0,0,0,8.5,8.5,8.7,8.27784844719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Nk-063,"d1968_1974_field",2586441,1212715,"validation","well",0,0,0,7.7,7.78858739286964,7.9,8.014295372469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Nk-064,"d1968_1974_field",2587461,1212628,"validation","well",0,0,0,7.7,7.74712810462011,7.8,7.9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Nk-066,"d1968_1974_field",2588555,1215107,"validation","well",0,0,0,7.6,7.7245951332275,7.98858739286964,8.1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1-Pd-132,"d1968_1974_field",2593893,1216302,"calibration","well",0,0,0,6.4,6.44712810462011,6.5,6.532273277633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56,"d1968_1974_field",2580460,1210038,"calibration","poor",0,0,1,7.8,7.8,7.3,7.070399132750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57,"d1968_1974_ptf",2580686,1210213,"calibration","poor",0,0,1,6.9761521627312,6.7997653632986,6.6746789318866,6.52829756357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58,"d1968_1974_field",2582057,1210574,"calibration","poor",1,1,1,7.2,7.14712810462011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59,"d1968_1974_field",2580493,1209844,"calibration","poor",0,0,1,7.5,7.65548953255469,7.9,7.13208032571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0,"d1968_1974_field",2580949,1209758,"calibration","well",0,0,0,6.6,6.54712810462011,6.5,6.6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1,"d1968_1974_field",2581793,1210105,"validation","well",0,0,0,7,6.94712810462011,6.9,6.8201093269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2,"d1968_1974_field",2582219,1210467,"validation","well",0,0,0,7,6.94712810462011,6.9,6.8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3,"d1968_1974_field",2582324,1210431,"calibration","poor",0,0,1,6.7,6.7,6.7,6.6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4,"d1968_1974_field",2581838,1209907,"calibration","well",0,0,0,7.1,7.04712810462011,6.92292509377807,6.97671028190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5,"d1968_1974_field",2580525,1209270,"calibration","poor",0,0,1,7.6,7.48858739286964,7.4,7.08648700010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6,"d1968_1974_field",2580743,1209455,"calibration","poor",0,0,1,7.6,7.35548953255469,7.2,7.0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7,"d1968_1974_field",2580844,1209446,"calibration","well",0,0,0,6.8,6.8,6.84712810462011,6.9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8,"d1968_1974_field",2580965,1209385,"calibration","well",0,0,0,6.4,6.4,6.4,6.629341874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69,"d1968_1974_field",2580774,1209143,"calibration","well",0,0,0,7.9,7.9,7.9,8.1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0,"d1968_1974_field",2581287,1209603,"calibration","well",0,0,0,6.6,6.68858739286964,6.88858739286964,7.055704196543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1,"d1968_1974_field",2581706,1209481,"validation","well",0,0,0,6.8,6.9245951332275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2,"d1968_1974_ptf",2581485,1209382,"calibration","well",0,0,0,6.373205701042,6.52925366068424,6.7751700088348,6.832636982838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3,"d1968_1974_field",2582294,1209671,"validation","well",0,0,0,7,7,7,7.0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4,"d1968_1974_field",2582462,1209784,"calibration","well",0,0,0,7.4,7.55548953255469,7.8,7.80902534567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5,"d1968_1974_ptf",2582437,1209540,"calibration","well",0,0,0,6.373205701042,6.52925366068424,6.7751700088348,7.155441962785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6,"d1968_1974_field",2580509,1208963,"calibration","poor",0,0,1,7.8,7.68858739286964,7.6,7.18653172678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7,"d1968_1974_field",2580672,1208548,"calibration","poor",0,0,1,7.9,7.50370720195529,7.3,7.18653172678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8,"d1968_1974_ptf",2580810,1208392,"calibration","poor",0,1,1,6.7751700088348,6.66315494360592,6.47710049357122,6.27271462409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79,"d1968_1974_field",2581389,1208861,"calibration","moderate",0,1,1,7.1,7.04712810462011,7.02292509377807,7.1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0,"d1968_1974_field",2581561,1209177,"calibration","well",0,0,0,7.5,7.25548953255469,7.1,7.7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1,"d1968_1974_ptf",2581843,1208928,"calibration","well",0,0,0,6.47369677799021,6.62974473763244,6.93371632438343,7.23460129063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2,"d1968_1974_ptf",2582529,1209224,"validation","well",0,0,0,6.875661085783,6.96462817445052,7.23269119932164,7.47860754747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3,"d1968_1974_field",2580853,1208187,"validation","poor",0,0,1,7.6,7.4245951332275,7.3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4,"d1968_1974_field",2581061,1208143,"validation","poor",1,1,1,7.7,7.5245951332275,7.4,7.1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5,"d1968_1974_field",2581509,1208192,"calibration","poor",0,0,1,7.3,7.24712810462011,7.2,7.4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6,"d1968_1974_ptf",2581402,1207852,"calibration","poor",0,1,1,5.16731277766361,5.16731277766361,5.97124139324921,6.19338558271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7,"d1968_1974_field",2581962,1208637,"validation","poor",0,1,1,7.1,7.2245951332275,7.48858739286964,7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89,"d1968_1974_field",2581762,1207985,"calibration","poor",0,1,1,7.1,7.14712810462011,7.042038844361,7.322546308917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0,"d1968_1974_field",2581650,1207640,"validation","well",0,0,1,7.3,7.3,7.32292509377807,7.292536065293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1,"d1968_1974_field",2581997,1207915,"validation","well",0,0,0,7.2,7.24712810462011,7.05548953255469,7.0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2,"d1968_1974_field",2580246,1209176,"calibration","poor",0,1,1,6.9,6.78858739286964,6.67275995715463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3,"d1968_1974_field",2580388,1209180,"calibration","well",0,0,0,7.1,7.14712810462011,7.25784465509681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4,"d1968_1974_field",2580106,1208991,"calibration","well",0,0,0,6.8,6.84712810462011,6.94712810462011,7.0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6,"d1968_1974_field",2580336,1208746,"calibration","poor",0,0,1,7.8,7.55548953255469,7.4,7.055704196543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7,"d1968_1974_field",2579770,1208554,"calibration","well",0,0,0,6.8,6.84712810462011,6.9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8,"d1968_1974_field",2579781,1208356,"calibration","well",0,0,0,6.8,6.74712810462011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299,"d1968_1974_ptf",2579258,1208015,"calibration","moderate",1,1,1,5.87075031630101,5.9523994983236,6.373205701042,6.498292132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0,"d1968_1974_field",2579512,1207970,"calibration","well",0,0,0,6.8,6.88858739286964,7.15548953255469,7.5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1,"d1968_1974_field",2579809,1207954,"calibration","well",0,0,0,7.3,7.3,7.3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2,"d1968_1974_field",2580093,1208065,"calibration","well",0,0,0,6.9,7.0245951332275,7.2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3,"d1968_1974_field",2579985,1207922,"calibration","moderate",0,1,1,7.1,7.14712810462011,7.2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4,"d1968_1974_field",2580492,1208454,"calibration","poor",0,0,1,7.1,6.98858739286964,6.9,6.8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5,"d1968_1974_field",2579956,1207635,"calibration","well",0,0,0,6.7,6.74712810462011,6.8,7.1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6,"d1968_1974_field",2580169,1207727,"calibration","well",0,0,0,7.4,7.44712810462011,7.5,7.6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7,"d1968_1974_field",2579890,1207359,"calibration","well",0,0,0,7.1,7.1,7.14712810462011,7.2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09,"d1968_1974_field",2580048,1207121,"calibration","well",0,0,0,8,8.20350169216891,8.3,8.52116181449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0,"d1968_1974_field",2580383,1207353,"calibration","well",0,0,0,7.6,7.7407307683263,7.8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1,"d1968_1974_field",2580535,1207690,"calibration","well",0,0,0,7.9,7.98858739286964,8.2245951332275,8.5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2,"d1968_1974_ptf",2580678,1207892,"calibration","well",0,0,0,6.07173247019741,6.07173247019741,5.91295967176562,5.87075031630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3,"d1968_1974_field",2580591,1207533,"calibration","moderate",0,0,1,7.5,7.44712810462011,7.18332736330166,7.329148324369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4,"d1968_1974_field",2580996,1207780,"validation","poor",0,0,1,7.8,7.55548953255469,7.4,6.96386565013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5,"d1968_1974_field",2581205,1207730,"calibration","poor",0,1,1,7.5,7.38858739286964,7.18858739286964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6,"d1968_1974_ptf",2580304,1206851,"calibration","well",0,0,0,6.373205701042,6.46217278970952,6.5741878549384,7.297753487543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7,"d1968_1974_field",2580583,1207065,"calibration","well",0,0,0,7.6,7.43927101780556,7.3,7.2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8,"d1968_1974_ptf",2580928,1207295.99999999,"validation","well",0,0,0,6.07173247019741,5.75156468106587,5.148470882738,5.458439207823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19,"d1968_1974_field",2581299,1207471,"validation","poor",0,1,1,6.8,6.2371379615206,6.25201410087268,7.14415497353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0,"d1968_1974_field",2580509,1206700,"validation","well",0,0,0,6.4,6.44712810462011,6.55555240114898,7.54391885103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1,"d1968_1974_field",2580985,1206834,"calibration","well",0,0,0,7.6,6.67445762006788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2,"d1968_1974_field",2581068,1207040,"validation","well",0,0,0,7.3,7.38858739286964,7.57039913275028,7.82575923597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3,"d1968_1974_field",2581419,1207247,"validation","well",0,1,1,7.6,7.47799996267126,7.21879816312203,7.640276793666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4,"d1968_1974_field",2580779,1211172,"calibration","well",0,0,0,7.5,7.38858739286964,7.42265040800115,9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5,"d1968_1974_field",2581031,1210853,"calibration","well",0,0,0,7.3,7.24712810462011,7.2,8.15338650866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6,"d1968_1974_ptf",2581341,1210666,"calibration","well",0,0,0,6.07173247019741,5.41733779505108,5.16731277766361,5.104276114479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7,"d1968_1974_field",2581135,1210546,"calibration","well",0,0,1,6,5.8245951332275,5.7,5.94910989908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8,"d1968_1974_field",2580388,1210765,"calibration","poor",0,0,1,6.4,6.4,NA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29,"d1968_1974_field",2580399,1210619,"calibration","poor",0,0,1,5.6,5.64712810462011,5.7,5.878227329685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0,"d1968_1974_field",2580608,1210488,"calibration","poor",0,0,1,5.8,5.84712810462011,5.9,6.34415497353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1,"d1968_1974_field",2579963,1210735,"calibration","poor",1,1,1,8.5,7.75963731050576,7.5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2,"d1968_1974_ptf",2579736,1210200,"calibration","poor",1,1,1,6.27271462409381,6.27271462409381,6.27271462409381,6.12289929538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3,"d1968_1974_field",2580061,1210302,"calibration","poor",0,0,1,6.9,6.94712810462011,6.2,6.3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4,"d1968_1974_field",2580294,1210311,"calibration","poor",0,0,1,6.8,6.68858739286964,6.6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5,"d1968_1974_field",2579533,1209849,"calibration","well",0,0,0,6.8,6.8,6.88858739286964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6,"d1968_1974_field",2579806,1210071,"validation","well",0,0,0,6.9,6.84712810462011,6.47082291966543,6.5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7,"d1968_1974_ptf",2579844,1209965,"validation","well",0,0,0,6.17222354714561,6.43230500374439,7.35942191223707,7.750248960764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8,"d1968_1974_field",2580192,1210036,"calibration","poor",1,1,1,5.9,5.9,5.9,6.0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39,"d1968_1974_ptf",2580198,1209693,"calibration","poor",0,0,1,4.96633062376721,5.12237858340945,5.36829493156001,5.46878600850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0,"d1968_1974_field",2579237,1209654,"calibration","well",0,0,0,7.5,7.76075973066439,7.94712810462011,8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1,"d1968_1974_field",2579417,1209558,"calibration","poor",0,0,1,6.4,6.34712810462011,6.3,6.4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2,"d1968_1974_field",2580007,1209417,"calibration","poor",0,0,1,5.6,5.48858739286964,5.4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3,"d1968_1974_field",2578778,1209185,"validation","well",0,0,0,6.5,6.54712810462011,6.6704596274654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4,"d1968_1974_field",2579505,1209022,"calibration","poor",0,1,1,6.2,6.08858739286964,6.24953305363875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5,"d1968_1974_field",2579636,1208863,"calibration","poor",0,0,1,7.1,7.04712810462011,7,6.8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6,"d1968_1974_field",2578338,1208680,"validation","well",0,0,0,7.1,7.2245951332275,7.47082291966543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7,"d1968_1974_field",2578858,1208816,"calibration","poor",1,1,1,7.7,7.5245951332275,7.3407307683263,7.1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8,"d1968_1974_field",2578558,1208552,"calibration","poor",0,0,1,7.6,7.54712810462011,7.36075973066439,7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49,"d1968_1974_field",2578585,1208315,"calibration","poor",0,0,1,7,6.8245951332275,6.7,6.5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0,"d1968_1974_field",2578894,1208505,"calibration","poor",0,0,1,7.5,7.3245951332275,7.2,7.1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1,"d1968_1974_field",2579077,1208371,"calibration","poor",0,0,1,6.2,6.24217839308246,6.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2,"d1968_1974_ptf",2578293,1207735,"calibration","poor",1,1,1,6.47369677799021,6.47369677799021,6.47369677799021,6.24288280654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3,"d1968_1974_field",2578551,1207883,"calibration","poor",0,0,1,7.1,7.14712810462011,7.2,6.9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4,"d1968_1974_field",2578485,1207624,"calibration","poor",0,0,1,7.1,6.98858739286964,6.9,6.8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5,"d1968_1974_field",2576451,1207913,"validation","well",0,0,0,6.8,6.74712810462011,6.7,7.038853503506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6,"d1968_1974_field",2576877,1207967,"validation","well",0,0,0,7.3,7.3,7.37275995715463,7.5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7,"d1968_1974_ptf",2576573,1207748,"calibration","poor",1,1,1,6.373205701042,6.46217278970952,6.5741878549384,7.06143720516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8,"d1968_1974_ptf",2576456,1207541,"calibration","well",0,0,0,5.97124139324921,5.85922632802032,5.43934752188336,5.29768659501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59,"d1968_1974_ptf",2576891,1207731,"calibration","well",0,0,0,6.17222354714561,6.21956897732209,6.27271462409381,6.27271462409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0,"d1968_1974_field",2577318,1207717,"calibration","moderate",0,1,1,6.8,6.8,6.86386565013369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1,"d1968_1974_field",2576660,1207154,"calibration","moderate",0,0,1,6.7,6.78858739286964,6.9,6.81638314648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2,"d1968_1974_field",2576845,1207140,"calibration","well",0,0,0,6.8,6.8,6.84712810462011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3,"d1968_1974_field",2577037,1207125,"calibration","well",0,0,0,7,7.04712810462011,7.1,7.1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4,"d1968_1974_ptf",2577245,1207094,"calibration","well",0,0,0,6.07173247019741,6.35182662824594,7.43617170912443,7.67958970136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5,"d1968_1974_ptf",2577446,1207477,"validation","well",0,0,0,5.87075031630101,5.94180290662435,6.31492397955842,6.673405698482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6,"d1968_1974_ptf",2577186,1206885,"calibration","well",0,0,0,6.17222354714561,6.21956897732209,6.27271462409381,6.373205701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7,"d1968_1974_field",2577517,1206871,"validation","well",0,0,0,6.8,6.84712810462011,6.9,6.9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8,"d1968_1974_field",2577593,1207175,"calibration","well",0,0,0,7.3,7.34712810462011,7.26936525217336,7.1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69,"d1968_1974_ptf",2578082,1207476,"validation","well",0,0,0,6.5741878549384,6.6992742863504,6.68671805779145,6.22339037233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0,"d1968_1974_field",2577953,1207128,"calibration","well",0,0,0,7.4,7.44712810462011,7.5,7.5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1,"d1968_1974_field",2577850,1206923.99999999,"calibration","poor",0,0,1,7.5,7.3245951332275,7.2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2,"d1968_1974_field",2577233,1206384,"validation","well",0,0,0,7.3,7.3,7.27275995715463,7.2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3,"d1968_1974_field",2577723,1206588,"calibration","poor",0,0,1,7,7.08858739286964,7.2,6.88648700010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4,"d1968_1974_field",2577960,1206841,"calibration","poor",0,0,1,7.4,7.34712810462011,7.3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5,"d1968_1974_field",2580612,1211328,"validation","moderate",0,0,1,7.2,7.14712810462011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6,"d1968_1974_field",2578059,1206529,"calibration","well",0,0,0,7,7.04712810462011,7.1,7.1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7,"d1968_1974_field",2578222,1206705,"calibration","poor",0,0,1,7.6,7.00923465485698,6.5,6.08423413094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8,"d1968_1974_ptf",2578430,1206893,"calibration","well",0,0,0,6.7751700088348,7.04339961103914,7.880571855265,7.213443122518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79,"d1968_1974_field",2578746,1207331,"calibration","poor",0,0,1,6.6,6.6,6.6,6.29291432384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0,"d1968_1974_field",2579033,1207572,"calibration","poor",0,0,1,5.6,5.54712810462011,5.5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1,"d1968_1974_field",2578464,1206739,"calibration","well",0,0,0,6.5,6.58858739286964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2,"d1968_1974_ptf",2578564,1206586,"calibration","well",0,0,0,7.1771343166276,7.30222074803959,7.4786075474722,7.990745823182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3,"d1968_1974_field",2578698,1206817,"calibration","well",0,0,0,6.5,6.6245951332275,6.84712810462011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4,"d1968_1974_field",2579020,1206860,"calibration","well",0,0,0,6.4,6.58169894759789,6.9,6.965429239890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5,"d1968_1974_field",2579354,1207240,"calibration","well",0,0,0,7.2,7.06006408922271,7.06751113456402,7.316462670583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6,"d1968_1974_field",2578158,1206261,"calibration","well",0,0,0,6.8,6.84712810462011,6.94712810462011,7.0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7,"d1968_1974_ptf",2578254,1206146,"calibration","poor",0,0,1,6.875661085783,6.875661085783,6.875661085783,7.0766432396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8,"d1968_1974_field",2578552,1206328,"calibration","well",0,0,0,7.6,7.6,7.642038844361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89,"d1968_1974_field",2578158,1205897,"calibration","moderate",0,1,1,7.2,7.24712810462011,7.24712810462011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0,"d1968_1974_ptf",2579068,1206237,"calibration","poor",0,1,1,6.9761521627312,6.9761521627312,6.46345045721539,6.373205701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1,"d1968_1974_field",2579362,1206584,"calibration","well",0,0,0,7.8,7.842038844361,8,8.1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3,"d1968_1974_field",2579410,1206470,"calibration","well",0,0,0,7.5,7.5,7.5,7.5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4,"d1968_1974_field",2579970,1206790,"calibration","well",0,0,0,7.4,7.44712810462011,7.5,7.72116181449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5,"d1968_1974_ptf",2578513,1205511,"calibration","moderate",0,1,1,7.1771343166276,7.1771343166276,7.2001621695582,7.374646172977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6,"d1968_1974_field",2578715,1205570,"calibration","poor",0,0,1,7.5,6.47979159374973,6.2,5.188370218392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7,"d1968_1974_ptf",2579087,1205681.00000001,"calibration","well",0,0,0,7.1771343166276,7.26610140529511,7.61877619082777,7.68865485311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8,"d1968_1974_field",2578983,1205365,"validation","well",0,0,0,7.3,7.18858739286964,7.1,7.8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399,"d1968_1974_field",2578982,1205078,"validation","well",0,0,0,7.6,7.68858739286964,7.8,7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0,"d1968_1974_field",2579514,1205385,"validation","well",0,1,1,7.6,7.64712810462011,7.7,7.8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1,"d1968_1974_field",2579806,1204699,"calibration","poor",0,1,1,7.5,7.58858739286964,6.9186687344591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2,"d1968_1974_field",2579828,1205182,"validation","well",1,1,1,7.6,7.61360934262179,7.72292509377807,6.936677139879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3,"d1968_1974_field",2579479,1206114,"validation","well",0,0,1,7.1,7.14712810462011,7.2,7.4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4,"d1968_1974_field",2580025,1206477,"calibration","well",0,0,0,7.3,7.34712810462011,7.4,7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5,"d1968_1974_field",2580133,1206345,"calibration","well",0,1,1,7.5,7.54712810462011,7.64564292589211,7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6,"d1968_1974_field",2579993,1205991,"validation","well",0,1,1,7.5,7.52292509377807,7.68858739286964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09,NA,2582903,120965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10,"d1968_1974_field",2583167,1209731,"validation","well",0,0,0,7.3,7.34712810462011,7.58169894759789,8.10697673310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11,"d1968_1974_field",2582872,1209299,"calibration","well",0,0,0,7,6.94712810462011,6.84712810462011,7.285729307471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12,"d1968_1974_field",2583578,1210003,"validation","well",0,0,0,7.3,7.3,7.3,7.619955467073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13,NA,2583929,120982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In-414,"d1968_1974_field",2578082,1207426,"calibration","well",0,0,0,7.8,7.8,8.3,6.592796007826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Nk-407,"d1968_1974_field",2582546,1210323,"calibration","moderate",0,0,1,6.2,6.17275995715463,5.98858739286964,5.9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2-Nk-408,"d1968_1974_field",2582794,1209980,"calibration","poor",1,1,1,6.6,6.5407307683263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1,"d1968_1974_field",2599412,1209238,"calibration","well",0,0,0,7.2,7.0245951332275,6.9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2,"d1968_1974_field",2599330,1209328,"calibration","moderate",0,1,1,6.6,6.68141564009892,7.12292509377807,7.264046833995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3,"d1968_1974_field",2599156,1209583,"calibration","well",0,0,0,6.2,6.22292509377807,6.3,6.23823018463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4,"d1968_1974_ptf",2599125,1209683,"calibration","well",0,0,0,5.56927708545641,5.62733232405683,5.87075031630101,5.71358335779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7,"d1968_1974_field",2599422,1210281,"calibration","well",0,0,1,6.4,6.4,6.7,6.73075990224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8,"d1968_1974_field",2599622,1210233,"calibration","well",0,0,0,5.5,5.5,NA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0,"d1968_1974_field",2599561,1210081,"calibration","well",0,0,0,6.1,6.1,6.5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1,"d1968_1974_field",2599517,1210002,"calibration","well",0,0,0,6,6.15548953255469,6.97552169512628,8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2,"d1968_1974_field",2599637,1209949,"calibration","well",0,0,0,6,6.08858739286964,6.342038844361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4,"d1968_1974_ptf",2599930,1210402,"calibration","well",0,0,0,6.07173247019741,6.07173247019741,6.07173247019741,5.940406144033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7,"d1968_1974_field",2600170,1210401,"calibration","well",0,0,0,6.8,6.4,6.4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1,"d1968_1974_field",2600460,1210055,"calibration","well",0,0,0,5.8,5.8,5.5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6,"d1968_1974_field",2599754,1209887,"calibration","poor",0,1,1,5.8,5.8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8,"d1968_1974_field",2600181,1210001,"calibration","well",0,0,0,6,6,6.5,6.558227523980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9,"d1968_1974_field",2600194,1209891,"calibration","well",0,0,0,7.3,7.3,6.2,6.333613904100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0,"d1968_1974_field",2600362,1209899,"calibration","well",0,0,0,6.1,6.1,NA,7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2,"d1968_1974_field",2600253,1209766,"calibration","well",0,0,0,6.8,6.8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3,"d1968_1974_field",2599978,1209736,"calibration","well",0,0,0,5.5,5.74953305363875,6.58169894759789,6.9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5,"d1968_1974_field",2599550,1209567,"calibration","well",0,0,0,5.7,5.7,6.5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6,"d1968_1974_field",2599682,1209496,"calibration","moderate",0,0,1,5.7,5.7,5.5,5.72116181449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7,"d1968_1974_field",2599912,1209425,"calibration","well",0,0,1,6.3,6.3,6.3,6.32795998117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8,"d1968_1974_field",2599698,1209293,"calibration","poor",0,0,1,6.7,6.78858739286964,6.9,7.08653172678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9,"d1968_1974_field",2599836,1209259,"calibration","poor",0,0,1,7.3,7.18858739286964,7.1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40,"d1968_1974_field",2599768,1210074,"calibration","well",0,0,0,6.2,6.2,6.1,6.1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1,"d1968_1974_field",2600398,1209404,"validation","moderate",0,0,1,6.3,6.34712810462011,6.4,6.5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2,"d1968_1974_field",2600772,1209410,"calibration","well",0,0,0,6.5,6.5,6.77890869057753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3,"d1968_1974_ptf",2600036,1209210,"calibration","poor",0,1,1,6.9761521627312,7.04720475305455,7.42032582598861,7.57909862442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4,"d1968_1974_field",2600246,1209147,"calibration","well",0,0,0,7.6,7.63728445895502,7.7,7.79109591443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5,"d1968_1974_field",2600463,1209061,"calibration","well",0,0,1,7,7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6,"d1968_1974_field",2600559,1209207,"calibration","poor",0,0,1,6.9,6.84712810462011,6.8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7,"d1968_1974_field",2600744,1209193,"calibration","poor",0,0,1,6.9,6.9,6.6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8,"d1968_1974_field",2600950,1209386,"calibration","well",0,0,0,6.3,6.34712810462011,6.4,6.534771640537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49,"d1968_1974_field",2600189,1209351,"calibration","poor",0,1,1,7.3,7.3,7.4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0,"d1968_1974_field",2600822,1210511,"calibration","well",0,0,1,6.5,6.65548953255469,7.0245951332275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1,"d1968_1974_field",2601135,1210450,"calibration","well",0,0,0,6.1,6.1,6.2,6.3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2,"d1968_1974_field",2601083,1210125,"calibration","moderate",0,1,1,6.4,6.4,6.8,6.5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3,"d1968_1974_field",2601022,1209895,"calibration","well",0,0,0,6.7,6.7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6,"d1968_1974_field",2600943,1209711,"calibration","well",0,0,0,6.4,6.6,6.63329922358877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8,"d1968_1974_field",2601101,1209710,"calibration","well",0,0,0,6.5,6.65548953255469,6.9,6.91295151616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9,"d1968_1974_ptf",2601331,1209886,"calibration","well",0,0,0,5.66976816240461,5.66976816240461,5.46878600850821,5.434512087406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0,"d1968_1974_field",2601447,1209814,"calibration","well",0,0,0,6.1,6.1,6.2,5.68603508477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2,"d1968_1974_field",2601905,1209828,"calibration","moderate",0,0,1,6.5,6.65548953255469,NA,6.9314836168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3,"d1968_1974_field",2601289,1209483,"calibration","well",0,0,0,7.3,7.34712810462011,7.59459137815885,7.7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9,"d1968_1974_field",2601741,1209479,"calibration","well",0,0,0,5.9,6.3,6.38858739286964,6.52575923597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1,"d1968_1974_field",2601507,1209249,"calibration","well",0,0,0,7.4,NA,7.8,7.7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3,"d1968_1974_field",2601831,1208981,"calibration","well",0,0,0,6.4,NA,7,7.073817377219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4,"d1968_1974_field",2601044,1209204,"calibration","well",0,0,0,6.7,6.8371841760503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5,"d1968_1974_field",2600854,1208952,"calibration","moderate",0,0,1,6.2,6.2,6.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6,"d1968_1974_field",2600825,1208836,"calibration","poor",0,0,1,7.5,7.5,7.2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7,"d1968_1974_field",2601274,1209134,"calibration","well",0,0,1,7,NA,6.7,6.7017901265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9,"d1968_1974_field",2601145,1208797,"calibration","poor",0,1,1,6.6,6.64712810462011,6.58858739286964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0,"d1968_1974_field",2601367,1208753,"validation","well",0,0,0,6.6,6.6,6.6,6.8245951332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1,"d1968_1974_field",2601351,1208533,"calibration","well",0,0,1,6.8,6.65446023412151,6.5,6.54912389350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2,"d1968_1974_field",2601457,1208953,"calibration","well",0,0,1,6.2,6.2,6.5,6.72116181449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3,"d1968_1974_field",2601590,1208752,"calibration","well",0,0,0,6.5,6.5,6.6,6.55112889634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4,"d1968_1974_field",2601592,1208832,"calibration","well",0,0,0,6.7,6.7,6.5245951332275,6.4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5,"d1968_1974_ptf",2601560,1209003,"calibration","well",0,0,1,6.07173247019741,6.07173247019741,6.17222354714561,5.818366263281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6,"d1968_1974_field",2601688,1208458,"calibration","well",0,0,1,6.6,6.6,NA,7.25548953255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7,"d1968_1974_field",2601906,1208236,"calibration","well",0,0,0,6.8,6.8,6.80448922809068,6.961908454014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8,"d1968_1974_field",2601900,1208422,"calibration","well",0,0,0,7.4,7.4,7.44712810462011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89,"d1968_1974_field",2602196,1208331.99999999,"calibration","poor",0,1,1,7.7,7.7,7.74712810462011,7.517730609160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0,"d1968_1974_field",2601867,1208632,"calibration","well",0,0,0,5.5,5.70370720195529,6.1,6.636251037093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1,"d1968_1974_field",2601695,1208772,"calibration","well",0,0,1,6.2,6.22015428324397,6.5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2,"d1968_1974_field",2601894,1208677,"calibration","well",0,0,1,6.6,6.6,6.6,6.712651203227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3,"d1968_1974_field",2601748,1208886,"calibration","well",0,0,1,6.3,6.3,NA,6.859754960867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4,"d1968_1974_field",2601947,1208751,"calibration","poor",0,0,1,7.2,7.09852721718492,7,6.90902534567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5,"d1968_1974_field",2602249,1208732,"calibration","well",0,0,0,7,7.8,7.8,7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7,"d1968_1974_field",2602159,1209207,"calibration","well",0,0,0,5.8,5.8,5.9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8,"d1968_1974_field",2601951,1209422,"validation","well",0,0,0,6.5,6.54712810462011,6.6,6.69582563171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0,"d1968_1974_ptf",2602274,1209531,"calibration","well",0,0,0,5.56927708545641,5.65824417412392,5.77025923935281,6.168642257025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1,"d1968_1974_field",2602257,1209318,"calibration","well",0,0,0,6.6,6.6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4,"d1968_1974_field",2602508,1209082,"calibration","well",0,0,0,6.2,6.44953305363875,7.1,7.33713796152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9,"d1968_1974_field",2602498,1208984,"calibration","well",0,0,0,6.5,6.5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1,"d1968_1974_ptf",2602716,1208780,"calibration","well",0,0,0,5.97124139324921,6.06020848191672,6.19525140007621,6.334880134280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8,"d1968_1974_field",2602466,1208391,"calibration","poor",0,0,1,6.6,6.79459137815885,7,7.10528244619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9,"d1968_1974_field",2602666,1208191,"calibration","poor",0,1,1,6.9,6.9,7.8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4,"d1968_1974_field",2603606,1207895,"validation","well",0,0,0,7.6,7.4,7.4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5,NA,2601581,1208688,"calibration","moderate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6,NA,2601749,120852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1,NA,2597522,121226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2,NA,2596613,121244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3,NA,2597196,121210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4,NA,2595421,1211715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5,"d1968_1974_field",2596140,1213137,"calibration","well",0,0,0,6.2,6.2,6.2727599571546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6,"d1968_1974_field",2596751,1213198,"calibration","well",0,0,0,6,6,6,5.82756901288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7,NA,2596911,121306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8,"d1968_1974_field",2597187,1213285,"validation","poor",0,1,1,6.1,6,5.92292509377807,5.9992829213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49,NA,2598028,121282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1,NA,2598158,1211941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2,"d1968_1974_field",2597047,1212551,"validation","well",0,0,0,6.1,6,6,5.9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3,"d1968_1974_field",2597330,1212016,"validation","well",0,0,0,5.8,5.84712810462011,5.95720004928893,6.0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4,"d1968_1974_field",2597036,1211823,"validation","well",0,0,1,6.1,6.14712810462011,6.4,6.2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5,"d1968_1974_field",2596500,1212166,"validation","poor",1,1,1,5.8,5.82292509377807,5.9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6,"d1968_1974_field",2595728,1212070,"calibration","poor",0,1,1,5.8,5.8,5.8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7,"d1968_1974_field",2595865,1212026,"calibration","well",0,0,1,5.9,5.94712810462011,6.06751113456402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8,"d1968_1974_field",2596201,1211884,"validation","poor",0,0,1,5.8,5.84712810462011,5.82765899164598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9,"d1968_1974_field",2596079,1211758,"calibration","well",0,0,0,5.8,5.8,5.84712810462011,5.8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0,"d1968_1974_field",2595907,1211750,"validation","poor",1,1,1,6.5,6.54712810462011,6.6,7.1579526450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1,"d1968_1974_field",2596414,1211603,"calibration","poor",0,1,1,6.6,6.6,6.6,6.685450425329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2,"d1968_1974_field",2596657,1211122,"validation","well",0,0,1,5.8,5.91039901476029,6.5435188061083,7.16489259764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3,"d1968_1974_field",2596536,1211219,"calibration","well",0,0,0,5.8,5.74712810462011,6,6.61793389563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4,NA,2597861,121332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5,NA,2598108,121277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6,NA,2597627,1212835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7,NA,2596968,1213001,"calibration","moderate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8,NA,2597353,121234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69,NA,2597463,1212069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3,"d1974_1978",2599712,1209133,"calibration","poor",0,1,1,5.8,5.9407307683263,6,6.570323414024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4,"d1974_1978",2599809,1209114,"validation","poor",0,1,1,7.2,7.2,7.38169894759789,7.6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5,"d1974_1978",2599850,1208926,"calibration","poor",0,0,1,6.5,6.4407307683263,6.3,7.45095795704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6,NA,2600015,1209062,"calibration","poor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7,"d1974_1978",2600097,1208945,"calibration","well",0,0,0,6.2,6.24203884436101,6.4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8,"d1974_1978",2600383,1208914,"calibration","poor",0,1,1,6.6,6.54712810462011,6.72202024601141,7.54391885103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19,"d1974_1978",2600296,1208815,"calibration","poor",1,1,1,6.2,6.29001782210786,6.8,7.439024945907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20,"d1974_1978",2600386,1208838,"calibration","poor",0,1,1,7.1,7.1,7.14712810462011,7.3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21,"d1974_1978",2600219,1208663,"calibration","poor",0,0,1,6.2,6.24712810462011,6.24712810462011,6.290112949065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22,"d1974_1978",2600401,1208621,"calibration","poor",0,0,1,6.4,6.30350169216891,6.12292509377807,6.34331416650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23,NA,2599793,1209045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19,"d1968_1974_field",2571988,1208081.99999999,"validation","well",0,0,0,8,8.07275995715463,8.02765899164598,8.073817377219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22,"d1968_1974_field",2572010,1207941,"calibration","well",0,0,0,6.7,6.62292509377807,6.8,6.9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23,"d1968_1974_ptf",2572341,1207776,"calibration","well",0,0,0,5.77025923935281,5.1893556202256,5.02093140935099,5.385802741241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26,"d1968_1974_field",2572461,1208141,"calibration","well",0,0,1,7.9,7.87275995715463,7.55813789247667,6.890964178373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27,"d1968_1974_ptf",2572572,1208671,"calibration","well",0,0,0,7.0766432396794,7.0766432396794,7.22447974680408,7.33509236757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29,"d1968_1974_field",2572837,1208103,"calibration","well",0,0,0,6.7,6.74712810462011,6.61039901476028,6.5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31,"d1968_1974_field",2573068,1208563,"calibration","well",0,0,0,7.6,7.80486742346101,8.30350169216891,8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32,"d1968_1974_field",2573141,1208446,"calibration","well",0,0,0,6.4,6.28858739286964,5.8,6.013201357847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39,"d1968_1974_field",2573706,1208563,"validation","well",0,0,0,6.6,6.48858739286964,6.19459137815885,6.1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40,"d1968_1974_ptf",2573637,1208405,"calibration","well",0,0,0,6.07173247019741,6.21310563292736,6.5741878549384,6.652634316378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41,"d1968_1974_field",2573890,1208420,"validation","well",0,0,0,6.6,6.55213487965858,6.6407307683263,6.7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54,"d1968_1974_ptf",2573191,1207603,"validation","well",0,0,0,5.36829493156001,5.1827115060624,5.03943643919689,5.132049413105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8-In-455,"d1968_1974_field",2573530,1207751,"calibration","well",0,0,0,6.5,6.58141564009892,6.88858739286964,6.9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0,"d1974_1978",2581148,1211580,"calibration","well",0,0,0,6.1,6.04712810462011,6,5.9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1,"d1975_1978_field",2581416,1211786,"calibration","well",0,0,0,6,6.04712810462011,6.1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2,"d1975_1978_field",2581568,1211934,"calibration","well",0,0,0,6.2,6.2,6.2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3,"d1974_1978",2581523,1211296,"calibration","moderate",0,0,1,6.4,6.00370720195529,5.8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4,"d1975_1978_field",2581595,1211423,"calibration","moderate",0,0,1,5.8,5.88858739286964,6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5,"d1974_1978",2581747,1211482,"calibration","well",0,0,0,6.1,6.07275995715463,5.8245951332275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6,"d1975_1978_field",2581893,1211463,"calibration","well",0,0,0,6.1,6.17275995715463,6.2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7,"d1974_1978",2581924,1211363,"validation","well",0,0,0,5.8,5.95548953255469,6.3407307683263,6.623631718820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8,"d1975_1978_field",2582020,1211626,"calibration","well",0,0,0,6.3,6.34712810462011,6.24203884436101,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79,"d1975_1978_field",2582158,1211664,"calibration","well",0,0,0,6.1,6.12292509377807,6.2727599571546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0,"d1974_1978",2581805,1212021,"calibration","well",0,0,0,6,5.97275995715463,5.82292509377807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1,"d1975_1978_field",2581785,1211894,"calibration","well",0,0,0,5.8,5.82292509377807,5.9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2,"d1974_1978",2582160,1212233,"calibration","well",0,0,0,6.1,6.04712810462011,5.842038844361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3,"d1975_1978_field",2582196,1212162,"calibration","poor",0,0,1,6.6,6.5407307683263,6.21231872844697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4,"d1975_1978_field",2582280,1211883,"calibration","well",0,0,0,5.8,5.8,5.8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5,"d1975_1978_field",2582498,1212306,"calibration","poor",0,1,1,6.8,6.74712810462011,6.77275995715463,6.3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6,"d1975_1978_field",2582531,1212247,"calibration","well",0,0,0,5.8,5.89665228498981,6.1,6.02198447490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7,"d1974_1978",2582618,1212091,"calibration","poor",0,0,1,6.6,6.5407307683263,6.4,6.20902534567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8,"d1974_1978",2582607,1212396,"calibration","poor",0,0,1,5.9,5.92292509377807,6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89,"d1975_1978_field",2582819,1212377,"calibration","well",0,0,0,6.3,6.20350169216891,6.042038844361,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0,"d1975_1978_field",2582931,1212407,"calibration","poor",0,0,1,6.2,6.2,6.2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1,NA,2583023,121249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2,"d1975_1978_field",2584076,1212845,"calibration","well",0,0,0,6.5,6.38858739286964,6.142038844361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3,"d1974_1978",2584357,1213023,"validation","poor",0,0,1,5.8,5.84712810462011,5.82292509377807,5.94455785084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4,NA,2584397,121308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5,"d1975_1978_field",2584361,1213135,"calibration","well",0,0,0,7.2,7.17275995715463,7.04712810462011,6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6,"d1975_1978_field",2584444,1213281,"calibration","well",0,0,0,6.5,6.4407307683263,6.3,6.1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7,"d1975_1978_field",2584501,1213184,"calibration","poor",0,0,0,6,6.08858739286964,6.2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8,"d1974_1978",2584546,1213377,"calibration","poor",0,0,1,6.3,6.05548953255469,NA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099,"d1975_1978_field",2584610,1213470,"calibration","poor",0,0,1,6.9,6.80869987651923,6.45548953255469,6.1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100,"d1974_1978",2584763,1213572,"calibration","well",0,0,0,5.9,5.94712810462011,5.9407307683263,5.70902534567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1-Nk-101,NA,2581682,121110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1,"d1974_1978",2601915,1210037,"calibration","well",0,0,0,5.5,5.58858739286964,5.19001782210786,4.7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2,"d1974_1978",2602307,1210043,"calibration","poor",0,1,1,5.5,5.57082291966543,6.01589942080517,7.1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3,"d1974_1978",2602519,1210235,"validation","poor",0,0,1,6.3,6.39001782210786,7.25813789247667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4,"d1974_1978",2602727,1210410,"calibration","well",0,0,0,5.4,4.65963731050576,4.4,4.3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5,"d1974_1978",2602645,1210116,"calibration","poor",0,0,0,5.3,5.38858739286964,5.75527837409449,6.1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6,"d1974_1978",2602832,1210163,"calibration","well",0,0,0,5.5,5.25548953255469,5.1,5.32843196979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7,"d1974_1978",2603202,1210238,"calibration","well",0,0,0,5,4.94712810462011,4.65784465509681,4.7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8,"d1974_1978",2602374,1209499,"calibration","well",0,0,0,5,5.04712810462011,5.04712810462011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09,"d1974_1978",2602914,1209712,"validation","well",0,0,0,5.1,5.14712810462011,5,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10,"d1974_1978",2603251,1209944,"calibration","well",0,0,0,5.1,5.12292509377807,5.042038844361,5.182091644807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11,"d1974_1978",2603594,1209760,"calibration","well",0,0,0,5.8,5.8,4.51921344952766,4.4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89-Jm-012,"d1974_1978",2602245,1210087,"calibration","poor",0,1,1,5.8,5.842038844361,6.04712810462011,6.634459744539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1,"d1974_1978",2586235,1207351,"calibration","well",0,0,0,7.3,7.3,7.4407307683263,7.5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2,NA,2586455,120761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3,NA,2586404,120780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4,"d1974_1978",2586451,1208030,"calibration","well",0,0,0,7.1,7.18858739286964,7.3,7.4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5,"d1974_1978",2586789,1208093,"validation","well",0,0,0,7.1,7.14712810462011,7.45879440517681,7.5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6,NA,2586935,1208404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7,NA,2587145,120843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8,NA,2587375,120857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09,"d1974_1978",2586507,1207195,"calibration","well",0,0,0,5.5,5.18169894759789,5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0,"d1974_1978",2586678,1207047,"calibration","well",0,0,0,5.9,6.36291238674466,7.2,7.02342402310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1,"d1974_1978",2586722,1207454,"calibration","well",0,0,0,7.2,7.2,7.4,7.4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2,"d1974_1978",2586870,1207768,"calibration","well",0,0,0,6.9,7.0407307683263,7.2407307683263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3,"d1974_1978",2586847,1207612,"calibration","well",0,0,0,7,7,7.5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4,NA,2587159,120772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5,"d1974_1978",2587440,1208130,"calibration","well",0,0,0,7.6,6.52292509377807,6.6,6.176011569778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6,"d1974_1978",2587542,1208390,"validation","well",0,0,0,5.9,5.9,5.82292509377807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7,"d1974_1978",2587828,1208413,"validation","well",0,0,0,6.4,6.54712810462011,6.6,6.87375362955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8,"d1975_1978_field",2587873,1208260,"calibration","well",0,0,0,6.3,6.18858739286964,6.1,6.54415497353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19,"d1974_1978",2587702,1207998,"calibration","well",0,0,0,6.3,6.25720004928893,6.2,6.2888981277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0,"d1974_1978",2587175,1206915,"validation","poor",0,0,1,6.6,6.42292509377807,6.5,6.741509943877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1,"d1974_1978",2587265,1207276,"calibration","well",0,0,0,5.7,5.60350169216891,5.4,4.34194128025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2,"d1975_1978_field",2587648,1207571,"validation","well",0,0,0,5.8,5.74712810462011,5.8,5.8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3,"d1974_1978",2588145,1208033,"calibration","well",0,0,0,5.7,5.67275995715463,5.6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4,"d1974_1978",2588288,1207435,"calibration","well",0,0,0,5.4,5.47275995715463,5.5,5.5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5,NA,2587857,120790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6,NA,2588335,120794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2-Aa-027,NA,2586853,1207329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0,"d1974_1978",2585274,1215386,"validation","well",0,0,0,6.6,6.64712810462011,7,6.9503717220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1,"d1974_1978",2585696,1215841,"validation","well",0,0,0,6,6.08858739286964,6.27275995715463,6.3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2,"d1974_1978",2585575,1215031,"calibration","well",0,0,0,6.7,6.85548953255469,7.4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3,"d1975_1978_field",2585837,1215530,"calibration","well",0,0,0,6.1,6.14712810462011,6.2,6.490112949065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4,"d1975_1978_field",2586122,1215426,"calibration","well",0,0,0,6.6,6.7245951332275,6.9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5,"d1975_1978_field",2585818,1214887,"calibration","well",0,0,0,5.6,5.67807299314909,5.7,5.9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6,"d1975_1978_field",2586137,1215093,"calibration","well",0,0,0,6.5,6.58858739286964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7,"d1975_1978_field",2586086,1214785,"calibration","well",0,0,0,5.6,5.6,5.8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8,"d1975_1978_field",2586175,1214568,"calibration","poor",0,1,1,6.5,6.6245951332275,6.91122947648909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19,"d1975_1978_field",2586395,1215257,"validation","moderate",0,1,1,6.6,6.01657244596365,6.05784465509681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0,"d1974_1978",2586461,1214874,"calibration","well",0,0,0,6.3,6.34712810462011,6.52292509377807,6.6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1,NA,2586616,1214750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2,"d1975_1978_field",2586433,1214165,"calibration","well",0,0,0,6.6,6.73199305810855,7.2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3,"d1974_1978",2586694,1214481,"calibration","moderate",0,1,1,6,6.04712810462011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4,"d1974_1978",2586756,1214223,"calibration","well",0,0,1,6.7,6.8245951332275,7.15548953255469,7.4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5,NA,2587033,121469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6,NA,2585933,121595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7,"d1974_1978",2586048,1216298,"validation","well",0,0,0,6,6.32202024601141,6.8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29,"d1975_1978_field",2586194,1216228,"calibration","moderate",0,0,0,6.4,6.45784465509681,6.7,6.919699574100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0,"d1975_1978_field",2586383,1215645,"calibration","well",0,0,0,5.7,5.65720004928893,5.95095795704569,6.2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1,"d1975_1978_field",2586491,1215912,"validation","well",0,0,0,5.3,5.45548953255469,5.87531351989859,6.09252749057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2,NA,2586535,1215719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3,NA,2586610,121616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4,"d1975_1978_field",2586813,1215878,"calibration","well",0,0,0,5.6,5.75548953255469,6.1,5.596232426796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5,"d1975_1978_field",2586706,1215422,"calibration","well",0,0,0,6.4,6.55548953255469,6.9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6,NA,2586866,1215291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7,NA,2587118,1214946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8,"d1975_1978_field",2587084,1215409,"calibration","poor",0,1,1,5.8,5.95548953255469,6.66291238674466,7.015148157083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39,"d1974_1978",2587216,1215128.99999999,"validation","poor",0,1,1,7.1,7.14712810462011,7.3407307683263,7.3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1,"d1974_1978",2586852,1216805,"validation","well",0,0,0,5.3,5.4407307683263,5.5,5.3245951332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2,"d1975_1978_field",2587121,1216402,"validation","well",0,0,0,5.4,5.4,5.7,5.5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3,"d1974_1978",2587193,1216742,"calibration","well",0,0,0,5.4,5.34712810462011,6.7,6.9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4,NA,2587403,121699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5,"d1974_1978",2587386,1216709,"validation","well",0,0,0,6.9,6.98858739286964,7.2407307683263,7.3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6,NA,2587607,1216840,"calibration","poor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7,NA,2587285,1216096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8,NA,2587469,1216137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49,NA,2587607,1216472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0,NA,2587912,1216757,"calibration","poor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1,"d1974_1978",2588217,1217038,"validation","poor",0,1,1,7.2,7.24712810462011,7.37275995715463,7.554569673127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2,NA,2587758,1216371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3,NA,2587253,1215752,"calibration","moderate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4,NA,2587428,1215493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5,NA,2587723,1215968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56,"d1974_1978",2588063,1216394,"validation","poor",0,1,1,7.1,7.18858739286964,7.5,7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65,"d1975_1978_field",2584466,1214616,"calibration","well",0,0,1,6.7,6.58858739286964,6.4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66,NA,2584727,1214861,"calibration","well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67,"d1975_1978_field",2584936,1214928,"calibration","well",0,0,0,5.9,5.9,5.9,5.9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68,"d1974_1978",2584792,1214667,"calibration","well",0,0,0,6.1,6.18858739286964,6.3,6.1245951332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69,NA,2585061,1214832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0,"d1975_1978_field",2585258,1214787,"calibration","well",0,0,0,5.8,5.87275995715463,6.1,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1,"d1974_1978",2584839,1214434,"calibration","well",0,0,0,6,6.1245951332275,6.5,6.729037073299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2,NA,2584556,121381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3,"d1975_1978_field",2584591,1214011,"validation","well",0,0,0,5.6,5.68858739286964,5.842038844361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4,"d1974_1978",2584891,1214204,"validation","well",0,0,0,6.1,6.18858739286964,6.50350169216891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5,"d1974_1978",2584847,1214023,"calibration","well",0,0,0,6.2,6.28858739286964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6,"d1974_1978",2584830,1213657,"calibration","poor",0,0,1,6.7,6.542038844361,6.2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7,NA,2585092,1213814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8,"d1975_1978_field",2585271,1214366,"calibration","well",0,0,0,6,6.26075973066439,6.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79,"d1975_1978_field",2585449,1214690,"validation","well",0,0,0,5.6,5.78169894759789,6.1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0,"d1974_1978",2585307,1213777,"calibration","well",0,0,0,5.5,5.54712810462011,5.6,5.7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1,NA,2585500,1214200,"calibration","poor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2,NA,2585821,121453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3,"d1974_1978",2585724,1214158,"calibration","well",0,0,0,7.1,7.2245951332275,7.47275995715463,7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4,"d1974_1978",2585931,1214392,"calibration","well",0,0,0,6.2,6.42202024601141,7.0407307683263,7.17728759987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5,NA,2586170,1214270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6,"d1974_1978",2585963,1213594,"validation","well",0,0,0,7.3,7.34712810462011,7.44712810462011,7.245642925892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7,NA,2586125,121389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8,NA,2586280,121391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89,NA,2586167,121349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90,NA,2586355,121358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92,NA,2585241,121554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93,NA,2586339,121342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94-Nk-0194,NA,2586562,121377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37,"d1974_1978",2593979,1214142,"calibration","well",0,0,0,6.3,6.18858739286964,5.8,5.6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38,"d1974_1978",2595153,1214443,"calibration","well",0,0,0,5.4,5.17275995715463,5.1,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39,"d1974_1978",2595621,1214425,"validation","well",0,0,1,5.6,5.642038844361,5.87275995715463,6.06654633835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0,"d1975_1978_field",2595395,1214255,"calibration","well",0,0,1,5.3,5.37886998323083,5.5,5.40667039940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1,"d1974_1978",2594945,1213982,"calibration","well",0,0,0,5.5,5.54712810462011,5.57275995715463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2,"d1975_1978_field",2595832,1214050,"validation","well",0,0,0,5.2,5.24203884436101,5.48858739286964,5.6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3,"d1974_1978",2595521,1213782,"calibration","well",0,0,1,5.6,5.65720004928893,5.77275995715463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4,"d1974_1978",2595898,1213740,"calibration","poor",0,1,1,5.6,5.75548953255469,6.11774324709665,7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5,"d1974_1978",2595144,1213536,"calibration","well",0,0,0,5.7,5.5245951332275,4.56783437567555,4.2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6,"d1974_1978",2595335,1213580,"calibration","well",0,0,0,5.4,5.28858739286964,4.95548953255469,4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7,"d1974_1978",2595212,1213342,"calibration","well",0,0,0,5.3,5.38858739286964,5.5,4.9704596274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8,"d1974_1978",2595853,1213455,"calibration","well",0,0,0,5.4,4.88169894759789,4.37082291966543,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49,"d1975_1978_field",2595660,1213324,"calibration","well",0,0,0,5.4,5.28858739286964,4.31069829749369,4.2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0,"d1974_1978",2594279,1213166,"calibration","well",0,0,0,4.6,4.6,5.4,5.1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1,"d1975_1978_field",2594606,1212980,"calibration","well",0,0,0,5.2,5.3245951332275,5.5,5.7704596274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2,"d1975_1978_field",2594869,1213044,"calibration","well",0,0,1,5.9,6.0245951332275,6.2,6.4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3,"d1974_1978",2595126,1213071,"validation","poor",0,1,1,5.9,6.00869987651923,6.2407307683263,6.44331416650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4,"d1975_1978_field",2595555,1212960,"calibration","poor",0,1,1,6.3,6.3,6.3,6.3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5,"d1975_1978_field",2594530,1212865,"validation","well",0,0,0,5.1,5.30350169216891,5.5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6,"d1974_1978",2594775,1212700,"calibration","poor",0,1,1,6.1,6.14712810462011,6.28858739286964,6.5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7,"d1975_1978_field",2594945,1212832,"calibration","well",0,0,0,5.5,5.5,5.5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8,"d1974_1978",2595049,1212590,"calibration","poor",0,0,1,6.6,6.6,6.5,6.6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59,"d1974_1978",2595449,1212555,"calibration","poor",0,0,1,6,6,6.2,6.34331416650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0,"d1975_1978_field",2595726,1212593,"calibration","well",0,0,1,5.3,5.4608964910914,5.7,5.8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1,"d1974_1978",2593903,1212424,"calibration","well",0,0,0,5.9,5.71231872844697,5.4,4.8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2,"d1974_1978",2593626,1212203,"calibration","well",0,0,0,5.5,5.19832597083798,4.8,4.8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3,"d1974_1978",2593635,1211874,"calibration","poor",0,1,1,6.3,6.18858739286964,6.1,6.346815279467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4,"d1974_1978",2593931,1212198,"calibration","well",0,0,0,5,5.08858739286964,5.4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5,"d1974_1978",2594090,1212053,"calibration","poor",0,0,1,6.1,6.2245951332275,6.2245951332275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6,"d1975_1978_field",2594379,1212044,"calibration","poor",0,0,1,6.4,6.57019999839177,6.7,6.8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7,"d1974_1978",2594805,1212457,"calibration","well",0,0,0,5.8,5.72116181449061,5.5,5.4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8,"d1974_1978",2595190,1212397,"calibration","poor",1,1,1,6,6.04712810462011,6.1,6.2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69,"d1974_1978",2594796,1212225,"calibration","well",0,0,0,5.3,5.33728445895502,5.4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0,"d1975_1978_field",2595162,1212103,"calibration","moderate",0,1,1,5.1,5.1,5.0407307683263,5.107575046678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1,"d1975_1978_field",2594285,1211856,"calibration","well",0,0,0,5.6,5.64712810462011,4.6,4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2,"d1975_1978_field",2594742,1211896,"calibration","well",0,0,0,5.6,5.6,5.52292509377807,5.5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3,"d1975_1978_field",2595141,1211902,"calibration","well",0,0,1,5.4,5.48858739286964,5.1,5.35826970945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4,"d1975_1978_field",2594340,1211562,"validation","poor",1,1,1,6.4,6.08169894759789,6.10370720195529,6.583452091746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5,"d1975_1978_field",2595670,1212261,"calibration","moderate",0,0,1,5.7,5.7,5.7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6,NA,2591268,121486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7,NA,2591202,121493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8,"d1974_1978",2591336,1215110,"validation","well",0,0,0,5.8,5.84712810462011,5.94712810462011,6.0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79,"d1974_1978",2591466,1214865,"calibration","well",0,0,0,7.1,7.30350169216891,7.6,7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0,"d1975_1978_field",2591442,1215250,"validation","well",0,0,0,6,5.94712810462011,4.78407570638445,4.65548953255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1,"d1975_1978_field",2591596,1215258,"validation","well",0,0,1,4.8,5.00370720195529,5.2245951332275,5.1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2,"d1974_1978",2591890,1215193,"calibration","well",0,0,0,5.7,5.64712810462011,5.7407307683263,6.021161814490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3,"d1975_1978_field",2592218,1215591,"validation","well",0,0,0,5.2,5.46075973066439,5.11049851590556,5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4,"d1974_1978",2592335,1215542,"calibration","poor",0,1,1,6.1,6.2245951332275,6.71231872844697,7.5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5,"d1975_1978_field",2592163,1215131,"calibration","moderate",0,0,1,6.2,6.3,6.440730768326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6,"d1975_1978_field",2592452,1215364,"calibration","well",0,0,0,6.1,6.18858739286964,6.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7,"d1974_1978",2592579,1215637,"calibration","well",0,0,0,6.8,6.95548953255469,7.2,7.38653172678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8,"d1974_1978",2592696,1215319,"calibration","moderate",0,0,1,6,5.75548953255469,5.7,5.8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89,"d1975_1978_field",2592927,1215729,"calibration","well",0,0,0,5.5,5.38858739286964,5.48169894759789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0,"d1975_1978_field",2593005,1215589,"validation","well",0,0,0,5.3,5.05548953255469,4.84712810462011,4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1,"d1974_1978",2593051,1215378,"calibration","well",0,0,0,5.6,5.68858739286964,4.96783437567555,4.7704596274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2,"d1975_1978_field",2593297,1215516,"calibration","poor",0,0,1,6,6.08858739286964,6.5,6.5888981277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3,"d1974_1978",2593872,1215583,"calibration","well",0,0,0,5.8,4.86645960493533,4.5,4.5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4,"d1975_1978_field",2594171,1215552,"calibration","well",0,0,0,6,6.08858739286964,6.5,6.75879440517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6,"d1974_1978",2593457,1215115,"validation","well",0,0,0,6.5,6.38858739286964,6.3,6.622817033704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7,"d1975_1978_field",2593731,1215158,"validation","well",0,0,0,6.2,5.87082291966543,5.7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8,"d1975_1978_field",2594205,1215292,"validation","poor",0,0,1,5.8,5.47082291966543,5.9,6.0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199,"d1975_1978_field",2594409,1215087,"validation","well",0,0,0,4.8,5.00370720195529,5.45784465509681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0,"d1974_1978",2592960,1214950,"calibration","well",0,0,0,6.3,6.1245951332275,6,6.1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1,"d1975_1978_field",2593243,1214898,"calibration","well",0,0,0,5.3,5.38858739286964,5.52292509377807,5.78653172678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2,"d1974_1978",2593327,1214769,"calibration","poor",0,1,1,5.8,5.95548953255469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3,"d1975_1978_field",2593958,1214727,"calibration","well",0,0,0,4.5,4.4,4.3,4.3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4,"d1975_1978_field",2592870,1214666,"validation","poor",0,1,1,5.8,6.00370720195529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5,"d1975_1978_field",2592105,1214303,"calibration","well",0,0,0,5.1,5.32202024601141,5.8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6,"d1975_1978_field",2592316,1214497,"validation","well",0,0,0,5.6,5.35548953255469,5.28858739286964,5.4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7,"d1975_1978_field",2592557,1214418,"calibration","well",0,0,0,4.7,4.85548953255469,5.28169894759789,5.6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8,"d1974_1978",2592803,1214352,"calibration","well",0,0,0,6.4,6.08169894759789,5.9,5.036677139879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09,"d1975_1978_field",2592263,1214159,"calibration","poor",0,0,0,5.3,5.4245951332275,6.4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0,"d1975_1978_field",2592388,1213967,"calibration","well",0,0,0,4.9,4.9,5.2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1,"d1975_1978_field",2592882,1214057,"validation","well",0,0,0,5.2,5.14712810462011,5.1,4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2,"d1974_1978",2593037,1214124,"calibration","well",0,0,0,5.2,4.80370720195529,4.57275995715463,4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3,"d1974_1978",2592115,1213885,"validation","well",0,0,0,5.7,5.72292509377807,5.8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4,"d1975_1978_field",2592355,1213736,"calibration","well",0,0,0,NA,NA,NA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5,"d1975_1978_field",2592691,1213647,"calibration","well",0,0,0,4.9,4.7245951332275,4.48858739286964,4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6,"d1975_1978_field",2593220,1213893,"calibration","well",0,0,0,4.9,4.98858739286964,5.1,4.63075990224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7,"d1975_1978_field",2592217,1213444,"calibration","well",0,0,0,5.6,5.71049851590556,6.2,6.61344117587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8,"d1974_1978",2592200,1213350,"validation","poor",0,0,1,7,7.15548953255469,7.5,7.1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19,"d1974_1978",2592148,1213067,"calibration","well",0,0,0,6,5.95720004928893,5.9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0,"d1975_1978_field",2592980,1213568,"calibration","poor",0,1,1,5.1,5.1,5.12292509377807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1,"d1974_1978",2592810,1213315,"validation","well",0,0,0,5.5,5.47275995715463,5.4,5.070399132750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2,"d1974_1978",2593299,1213385,"calibration","well",0,0,0,6.3,6.18858739286964,5.91231872844697,5.44391885103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3,"d1974_1978",2593188,1213139,"calibration","well",0,0,0,4.8,4.84712810462011,4.9,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4,"d1975_1978_field",2592393,1212874,"calibration","well",0,0,0,5.5,5.6245951332275,5.8,5.9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5,"d1975_1978_field",2592682,1212866,"calibration","well",0,0,0,5.1,5.14712810462011,5.2,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6,"d1975_1978_field",2592701,1212589,"calibration","moderate",0,0,1,5.9,5.94712810462011,6,6.1158369214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7,"d1975_1978_field",2593049,1212675,"calibration","well",0,0,0,6.2,6.24712810462011,6.69832597083798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8,"d1975_1978_field",2592817,1212395,"validation","well",0,0,0,4.6,4.68858739286964,4.72292509377807,4.7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29,"d1975_1978_field",2593064,1212407,"calibration","well",0,0,0,5.1,5.14712810462011,5.0245951332275,4.8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0,"d1975_1978_field",2593196,1212401,"calibration","well",0,0,0,5.1,5.28169894759789,5.7407307683263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1,"d1975_1978_field",2593277,1212570,"calibration","poor",0,1,1,5.5,5.5,5.70350169216891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2,"d1975_1978_field",2592750,1212253,"calibration","well",0,0,0,5,5,4.8,4.8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3,"d1975_1978_field",2592651,1211860,"validation","well",0,0,0,5.3,5.4245951332275,5.6,5.6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4,"d1975_1978_field",2592914,1212038,"validation","poor",0,1,1,5.7,5.90350169216891,6,5.9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5,NA,2592678,121157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6,"d1975_1978_field",2593012,1211723,"calibration","well",0,0,0,4.5,4.65917635976936,5.6,5.5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7,"d1975_1978_field",2593275,1211472,"validation","well",0,0,0,5.1,5.32202024601141,5.8,5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8,"d1975_1978_field",2591874,1212448,"calibration","well",0,0,1,5.6,5.64712810462011,5.74712810462011,5.8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39,"d1975_1978_field",2591960,1212171,"calibration","well",0,0,0,5.8,5.88858739286964,6,5.9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0,"d1974_1978",2592067,1211926,"validation","well",0,0,0,5.8,5.8,5.58332736330166,5.2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1,"d1974_1978",2591730,1211737,"calibration","moderate",0,0,1,5.6,5.35813789247667,5,4.8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2,"d1975_1978_field",2592138,1211641,"calibration","poor",0,1,1,5.7,5.7,6.1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3,NA,2591617,1211379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4,"d1974_1978",2591830,1211373,"calibration","well",0,0,0,5.6,5.64712810462011,5.7,5.28578335632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5,"d1975_1978_field",2592291,1211351,"calibration","well",0,0,0,4.8,4.9245951332275,5.25548953255469,5.6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6,"d1975_1978_field",2591982,1211223,"calibration","poor",0,1,1,6.1,6.1,6.2407307683263,6.3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7,"d1974_1978",2592098,1211131,"calibration","well",0,0,0,5.4,5.55548953255469,5.8,6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49,"d1975_1978_field",2591728,1210861,"validation","well",0,0,0,6,6.05784465509681,6.32292509377807,6.19690879161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50,"d1975_1978_field",2591976,1210761,"validation","well",0,0,0,5,5.1245951332275,5.50350169216891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51,"d1975_1978_field",2592618,1210811,"calibration","well",0,0,0,5.4,5.48858739286964,5.6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-Ga-252,NA,2592623,121545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Aa-070,"d1979_2010",2588615,1209216,"calibration","well",0,0,0,6.6,6.6,6.6,7.04415497353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Jm-024,"d1979_2010",2600713,1213510,"calibration","well",0,0,0,5.7,5.7,5.4,5.712788192600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Jm-025,"d1979_2010",2601336,1206830,"validation","well",0,0,0,6.2,6.2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Kw-004,"d1979_2010",2597747,1207890,"validation","well",0,0,0,4.8,4.6245951332275,4.38858739286964,4.4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Kw-005,"d1979_2010",2596459,1206587,"validation","well",0,0,0,5.1,5.13244505914179,5.2,4.675108811393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Kw-006,"d1979_2010",2594366,1206854,"validation","well",0,0,0,5.1,5.1,5,4.9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Kw-007,"d1979_2010",2593022,1206337,"validation","well",0,0,0,5.2,5.2,4.8,4.4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65,NA,2589492,121521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68,NA,2589077,121542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69,NA,2589228,1216017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70,NA,2589005,1216368,"calibration","moderate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73,NA,2589976,121641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75,NA,2590551,1216329.9999999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92,NA,2589453,121664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95,NA,2588645,121721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96,NA,2588686,1216899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199,NA,2588808,121490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0,NA,2588803,121498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1,NA,2588623,121509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2,NA,2588201,121485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4,NA,2588243,121573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7,NA,2587570,121481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08,NA,2588250,121450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10,NA,2587838,121437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15,NA,2586947,121331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16,NA,2587068,121377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19,NA,2587570,1213308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20,NA,2587734,121329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23,NA,2587315,121262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28,NA,2588081,121204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31,NA,2587234,121096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34,NA,2586523,121253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36,NA,2586227,121287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43,NA,2589455,121275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45,NA,2588286,121081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46,NA,2588274,121046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50,NA,2586319,121043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54,NA,2585278,120975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56,NA,2585192,120916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57,NA,2587050,120908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58,NA,2587109,120954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62,NA,2585503,120914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66,NA,2594110,1210786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67,NA,2595043,1210285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68,NA,2596685,120971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69,NA,2597226,121003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70,NA,2599021,120963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72,NA,2596766,121523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74,NA,2595942,1215190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296,NA,2599942,121377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307,"d1979_2010_field",2599647,1207408,"calibration","well",0,0,0,5.8,5.8,NA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316,NA,2589821,121048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318,NA,2590581,120783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L-321,NA,2592234,120876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15-Nk-010,"d1979_2010",2585168,1211117,"validation","well",0,0,0,5.8,5.84712810462011,6.01589942080517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27,"d1979_2010",2602767,1210543,"calibration","well",0,0,0,5.8,5.68858739286964,5.2,4.9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28,"d1979_2010_field",2603078,1210554,"calibration","moderate",0,0,1,5.4,5.4,5.4,5.6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29,"d1979_2010",2602826,1210743,"calibration","well",0,0,0,6.3,6.2407307683263,6.1,6.00902534567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0,"d1979_2010_field",2603141,1210984,"calibration","well",0,0,0,5.5,5.5,5.57275995715463,5.6888981277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1,"d1979_2010_field",2602370,1211517,"calibration","well",0,0,0,5.7,5.8245951332275,6.07275995715463,5.8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2,"d1979_2010_field",2602356,1211839,"calibration","well",0,0,0,5.4,5.44712810462011,5.6407307683263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3,"d1979_2010",2602645,1211727,"calibration","well",0,0,0,4.9,5.08169894759789,5.4,5.15548953255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4,"d1979_2010_field",2603147,1211401,"calibration","well",0,0,0,7,7.04712810462011,7.1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5,"d1979_2010",2603424,1210884,"calibration","moderate",0,0,1,5.8,5.88858739286964,6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6,"d1979_2010_field",2603467,1211381,"calibration","well",0,0,0,6,5.94712810462011,5.9,5.7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7,NA,2601430,1211992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8,"d1979_2010_field",2601740,1212672,"calibration","well",0,0,0,5,4.95213487965858,4.9,4.8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39,"d1979_2010_field",2602193,1212032,"calibration","well",0,0,0,4.8,4.88858739286964,5,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0,"d1979_2010_field",2602392,1212043,"calibration","well",0,0,0,6,6,6.1,6.306887111720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1,"d1979_2010_field",2602651,1211989,"calibration","well",0,0,0,5.6,5.20370720195529,5,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2,"d1979_2010_field",2602206,1212266,"validation","well",0,0,0,5.3,5.3,5.3,5.180796148678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3,"d1979_2010_field",2602428,1212243,"calibration","well",0,0,0,5.7,5.74712810462011,5.8,5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4,"d1979_2010",2602601,1212168,"calibration","well",0,0,0,6,5.97275995715463,5.9,5.9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5,"d1979_2010_field",2602272,1212557,"validation","moderate",0,0,1,5.2,5.10869987651923,5,4.743347903835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6,"d1979_2010_field",2602600,1212470,"calibration","well",0,0,0,5.6,5.65784465509681,5.94712810462011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7,"d1979_2010_field",2602505,1212746,"calibration","well",0,0,0,5,4.8,4.55784465509681,4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8,NA,2602129,1212805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49,"d1979_2010",2601993,1213028,"validation","poor",0,1,1,6.4,6.4,6.66075973066439,7.470399132750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0,"d1979_2010_field",2601998,1213268,"calibration","well",0,0,0,5.1,5.14712810462011,5.3,4.8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2,"d1979_2010",2602200,1213260,"validation","moderate",0,1,1,6.3,5.98169894759789,4.61774324709665,4.4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3,"d1979_2010_field",2602542,1213234,"calibration","well",0,0,0,5.4,5.42292509377807,5.5,5.6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5,"d1979_2010_field",2602914,1211833,"calibration","well",0,0,0,6.2,5.88169894759789,5.90350169216891,6.0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6,"d1979_2010_field",2602768,1212160,"calibration","well",0,0,0,5.4,5.47886998323083,5.6,5.6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7,"d1979_2010_field",2602992,1211995,"calibration","well",0,0,0,6,6,6.06751113456402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8,"d1979_2010_field",2602726,1212692,"calibration","well",0,0,0,5.1,5.14712810462011,5.2,5.2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59,"d1979_2010",2603233,1212149,"calibration","poor",0,1,1,6.5,6.70350169216891,6.8,6.543809923477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0,"d1979_2010_field",2603499,1211805,"calibration","well",0,0,0,5.8,5.81360934262179,5.9,5.9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1,"d1979_2010",2603825,1211802,"calibration","poor",0,1,1,6.4,6.4,6.3,6.2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2,"d1979_2010",2602613,1213071,"calibration","well",0,0,0,5.8,5.84712810462011,5.9,5.9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3,"d1979_2010_field",2603016,1212915,"calibration","well",0,0,0,5.3,5.45548953255469,5.78858739286964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5,"d1979_2010_field",2603379,1212765,"calibration","well",0,0,0,5.8,5.8,5.8,5.61633054062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6,"d1979_2010_field",2603524,1212353,"calibration","well",0,0,0,5.2,5.26006408922271,5.45784465509681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7,"d1979_2010_field",2603722,1212796,"calibration","well",0,0,0,6.4,6.45720004928893,6.542038844361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8,"d1979_2010_field",2603751,1212577,"calibration","well",0,0,0,5.7,5.65720004928893,5.6,5.7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69,"d1979_2010_field",2603815,1212275,"calibration","well",0,0,0,5.4,5.36232499172691,5.21360934262179,5.371275669587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0,"d1979_2010_field",2603968,1212481,"calibration","well",0,0,0,5.3,5.21911654112184,4.9245951332275,4.6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1,"d1979_2010_field",2604096,1212564,"validation","poor",1,1,1,5.3,5.38858739286964,5.58141564009892,6.04272343248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2,"d1979_2010_field",2600548,1212697,"validation","well",0,0,0,5.8,5.71911654112184,5.64712810462011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3,"d1979_2010",2600893,1212928,"calibration","well",0,0,0,5.6,5.6,5.6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4,"d1979_2010_field",2601081,1213087,"validation","well",0,0,0,5.9,5.82292509377807,5.8,5.9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5,"d1979_2010",2601217,1212597,"calibration","well",0,0,0,5.2,5.08858739286964,4.67082291966543,4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6,"d1979_2010_field",2601218,1212597,"calibration","poor",0,0,0,5.9,5.78858739286964,5.62292509377807,4.975769705998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7,"d1979_2010_field",2601157,1212841,"calibration","well",0,1,1,5.4,5.36232499172691,5.342038844361,5.45879440517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8,"d1979_2010_field",2601382,1212840,"calibration","well",0,0,0,5.2,5.2,5.1,4.9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79,"d1979_2010_field",2601374,1213173,"calibration","well",0,0,0,5,5,5.05720004928893,4.9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80,"d1979_2010_field",2601396,1213392.99999999,"calibration","poor",0,1,1,5.2,5.2,5.4,5.2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81,"d1979_2010",2601440,1213556,"validation","poor",0,1,1,6.1,6.14217839308246,6.27275995715463,6.4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82,"d1979_2010",2601591,1212933,"validation","well",0,0,0,5.4,5.44712810462011,5.3245951332275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83,"d1979_2010_field",2601780,1212899,"calibration","well",0,0,0,5.6,5.57275995715463,5.5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184,"d1979_2010_field",2601676,1213473,"validation","well",0,0,0,5.2,5.08858739286964,4.8245951332275,4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26,"d1979_2010_field",2603706,1209657,"validation","well",0,0,0,5.2,5.28858739286964,5.4,5.5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27,"d1979_2010_field",2603661,1210342,"validation","well",0,0,0,6.3,6.3,6.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28,"d1979_2010_field",2603642,1210506,"validation","well",0,0,0,5.3,5.39970480640652,5.82292509377807,5.9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29,"d1979_2010_field",2601924,1210149,"calibration","well",0,0,0,5.2,5.24712810462011,4.65152067308415,4.4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0,"d1979_2010_field",2601834,1210351,"calibration","well",0,0,1,5.5,5.54712810462011,5.7407307683263,5.9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1,"d1979_2010",2601746,1210601,"calibration","poor",0,1,1,5.5,5.8,5.9,5.9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2,"d1979_2010_field",2601628,1210949,"calibration","well",0,0,0,5.5,5.5,5.342038844361,5.2072052092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3,"d1979_2010_field",2601617,1211169,"validation","well",0,0,0,5.6,5.68858739286964,5.8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4,"d1979_2010_field",2601324,1211392,"validation","poor",0,0,1,7.2,7.14712810462011,7.17082291966543,7.5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5,"d1979_2010",2601823,1211489,"calibration","well",0,0,0,6.5,6.45720004928893,6.32765899164598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6,NA,2601996,121087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7,"d1979_2010",2601986,1211201,"validation","well",0,0,0,5.1,5.04712810462011,4.67082291966543,4.5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8,"d1979_2010_field",2602111,1211453,"calibration","well",0,0,0,5.4,5.45784465509681,5.7,5.8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39,"d1979_2010_field",2602237,1210565,"calibration","well",0,0,0,5.6,5.64712810462011,5.7,5.8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3-Jm-040,"d1979_2010",2602577,1210725,"validation","poor",0,1,1,6.1,7,6.91824224046031,7.205141172728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0,"d1979_2010_field",2609125,1208526,"calibration","well",0,0,0,5.3,5.34712810462011,5.4,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1,"d1979_2010_field",2609066,1208329,"calibration","well",0,0,0,5.7,5.7,5.7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2,"d1979_2010",2609056,1208094,"calibration","poor",0,1,1,6,6,5.8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3,"d1979_2010_field",2608884,1207995,"calibration","well",0,0,0,5.7,5.74712810462011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4,"d1979_2010",2608495,1208835,"calibration","well",0,0,0,5.8,5.68858739286964,5.6,5.5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5,"d1979_2010_field",2608434,1208669,"calibration","well",0,0,0,6.2,6.22292509377807,6.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6,"d1979_2010_field",2607962,1208779,"validation","well",0,0,0,5.5,5.6245951332275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7,"d1979_2010_field",2608020,1208594,"calibration","well",0,0,0,5.3,5.38858739286964,5.8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8,NA,2608344,120844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09,"d1979_2010_field",2608516,1208205,"calibration","well",0,0,0,5.4,5.34712810462011,5.3,5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0,"d1979_2010",2608629,1208124,"calibration","well",0,0,0,5.8,5.89725266705776,6.2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1,"d1979_2010",2609010,1209287,"validation","well",0,0,0,5.5,5.54712810462011,5.6,7.1945913781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2,"d1979_2010_field",2608879,1209386,"validation","well",0,0,0,5.7,5.8245951332275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3,"d1979_2010",2608522,1209368,"validation","poor",0,1,1,6.2,6.24712810462011,6.1,5.920510961049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4,NA,2609017,120633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5,NA,2609138,120581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6,NA,2608718,120531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7,NA,2608136,120576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118,"d1979_2010_field",2609073,1206801,"calibration","poor",1,1,1,6.2,6.40350169216891,6.5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3,"d1979_2010_field",2610794,1207461,"calibration","well",0,0,0,5.2,5.14712810462011,5.1,5.1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4,"d1979_2010_field",2610665,1207170,"validation","well",0,0,0,5.3,5.18858739286964,5.12292509377807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5,"d1979_2010_field",2610955,1206972,"calibration","poor",0,1,1,5.9,5.97275995715463,6.05720004928893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6,"d1979_2010_field",2611165,1207060,"calibration","moderate",0,0,1,5.1,5.14712810462011,5.2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7,"d1979_2010_field",2611485,1206990,"calibration","well",0,0,0,5.1,5.14712810462011,5.28858739286964,5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8,"d1979_2010",2611415,1206566,"calibration","poor",1,1,1,6.3,6.1245951332275,6.04712810462011,6.21961927883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39,"d1979_2010",2611708,1206743,"validation","well",0,0,1,5.8,5.68858739286964,5.16291238674466,4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0,"d1979_2010_field",2611754,1206188,"validation","well",0,0,0,5.8,5.84712810462011,5.92292509377807,6.0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1,"d1979_2010",2611024,1206460,"calibration","poor",1,1,1,5.4,5.5407307683263,5.75548953255469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2,"d1979_2010_field",2610785,1206645,"calibration","well",0,0,0,5.4,5.3407307683263,5.2,5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3,"d1979_2010_field",2610520,1206796,"calibration","well",0,0,0,5.1,5.14712810462011,5.2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4,"d1979_2010",2611324,1205940,"validation","well",0,0,0,5.8,5.88858739286964,6.1245951332275,6.6719734588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5,"d1979_2010_field",2611506,1206378,"calibration","well",0,0,0,5.8,5.9245951332275,6.1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6,"d1979_2010",2611236,1206361,"calibration","well",0,0,0,5.7,5.58858739286964,5.5,5.13876969790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7,"d1979_2010_field",2609032,1205304,"calibration","well",0,0,0,5.7,5.74203884436101,5.9,5.982370722516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8,NA,2608783,120525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49,"d1979_2010",2608911,1205452,"validation","well",0,0,0,4.9,4.94712810462011,5,5.29920125410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0,"d1979_2010",2609295,1205870,"calibration","well",0,0,0,5.7,5.90370720195529,6.48169894759789,7.14391885103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1,NA,2609408,1206015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2,"d1979_2010",2609405,1205839,"calibration","poor",1,1,1,7.1,7.1,6.942038844361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3,"d1979_2010",2609316,1205571,"calibration","well",0,0,0,5.7,5.78858739286964,5.9,5.9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4,"d1979_2010",2607308,1205238,"validation","poor",0,1,1,6,6.20350169216891,6.52202024601141,7.0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5,"d1979_2010_field",2607591,1205194,"calibration","moderate",0,0,1,6.2,6.24712810462011,6.3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6,"d1979_2010_field",2607536,1205634,"calibration","well",0,0,0,5.4,5.44712810462011,5.6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7,"d1979_2010",2607697,1205824,"validation","well",0,0,0,5.4,5.48858739286964,5.6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8,"d1979_2010_field",2608078,1205363,"calibration","poor",1,1,1,6.1,6.1,6.1,6.1842257061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59,"d1979_2010_field",2608042,1205646,"calibration","well",0,0,0,6.7,6.78858739286964,6.9,6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0,"d1979_2010",2608347,1205897,"calibration","well",0,0,0,7,7.20350169216891,7.3,7.2888981277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1,"d1979_2010",2608606,1205719,"calibration","moderate",0,1,1,6.8,6.8,6.74712810462011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2,"d1979_2010_field",2609035,1205940,"calibration","poor",1,1,1,6.8,6.84712810462011,6.9,6.9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3,"d1979_2010",2608894,1206109,"calibration","well",0,0,0,7,7.15548953255469,7.4,7.46481775592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4,"d1979_2010_field",2609956,1206995,"validation","well",0,0,0,5.3,5.3,5.4245951332275,5.345642925892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5,"d1979_2010",2610070,1207229,"calibration","well",0,0,0,6.4,6.28858739286964,6.2,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6,"d1979_2010",2609821,1207352,"calibration","poor",1,1,1,6.1,6.14712810462011,6.24712810462011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7,"d1979_2010_field",2609845,1207749,"calibration","well",0,0,0,5.5,5.58858739286964,5.7,5.87531351989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8,"d1979_2010_field",2610191,1207699,"calibration","well",0,0,0,5.2,5.3245951332275,5.5,5.651955132411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69,"d1979_2010",2610300,1207855,"calibration","moderate",0,1,1,7,7,7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0,"d1979_2010",2610422,1208081,"calibration","well",0,0,1,5.5,5.6245951332275,5.8,6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1,"d1979_2010",2610651,1208313,"validation","well",0,0,0,5.5,5.54712810462011,5.6,5.7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2,"d1979_2010_field",2610438,1208660,"calibration","poor",1,1,1,7,7,7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3,"d1979_2010_field",2610557,1209083,"calibration","poor",1,1,1,6.8,6.84712810462011,7.0407307683263,7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4,"d1979_2010_field",2610788,1209171,"calibration","moderate",0,1,1,6.3,6.34712810462011,6.55548953255469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5,"d1979_2010",2611178,1209351,"validation","poor",1,1,1,5.2,5.3245951332275,5.5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6,"d1979_2010",2610322,1206188,"validation","well",0,0,1,7.1,7.25548953255469,7.5,7.5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7,NA,2610047,120629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8,NA,2609935,120614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79,"d1979_2010",2609959,1209269,"validation","poor",1,1,1,6.3,5.98169894759789,5.7,6.186689451096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0,NA,2609764,1208887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1,"d1979_2010_field",2608681,1208569,"calibration","well",0,0,0,5.9,5.9,5.98858739286964,6.1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2,"d1979_2010_field",2609194,1206146,"calibration","poor",0,1,1,6.3,6.37275995715463,6.6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3,NA,2609477,1206399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4,"d1979_2010_field",2609016,1206334,"validation","well",0,0,0,6.6,6.69665228498981,6.9,7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5,"d1979_2010_field",2608811,1206517,"validation","well",0,0,0,5.5,5.342038844361,5.24712810462011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6,"d1979_2010_field",2608584,1206583,"calibration","well",0,0,0,5.7,5.64712810462011,5.5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7,"d1979_2010_field",2608217,1206604,"calibration","well",0,0,0,5.3,5.45548953255469,5.8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8,"d1979_2010_field",2608570,1206879,"calibration","well",0,0,0,5.6,5.68858739286964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89,"d1979_2010_field",2609055,1207045,"calibration","moderate",0,0,1,5.3,5.342038844361,5.5,5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0,"d1979_2010_field",2609148,1207464,"calibration","well",0,0,0,5.3,5.3,5.22292509377807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1,"d1979_2010",2609273,1207335,"calibration","well",0,0,0,6.1,6.18858739286964,6.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2,"d1979_2010_field",2609415,1207418,"calibration","well",0,0,0,5.1,5.1,5.1,5.16751113456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3,"d1979_2010_field",2608970,1207582,"calibration","moderate",0,1,1,6.2,6.2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4,"d1979_2010_field",2609304,1208022,"calibration","well",0,0,0,5.5,5.5,6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5,"d1979_2010_field",2609357,1207951,"calibration","well",0,0,0,5.5,5.58858739286964,5.7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6,"d1979_2010_field",2609499,1208018,"calibration","well",0,0,0,5.5,5.3245951332275,5.2,4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7,"d1979_2010_field",2609463,1208257,"calibration","well",0,0,0,5.4,5.28858739286964,5.2,5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8,"d1979_2010_field",2609615,1208516,"calibration","well",0,0,0,5.4,5.5245951332275,5.7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25-Hh-099,"d1979_2010",2609732,1208582,"calibration","well",0,0,0,5.2,5.27082291966543,5.6,5.6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35-Hh-0119,"d1979_2010",2610127,1204931,"validation","well",0,0,0,5.8,5.8,5.8,5.81633054062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Jn-0467,"d1979_2010_field",2580573,1211836,"validation","well",0,0,0,6.2,6.27275995715463,6.50350169216891,6.655704196543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Jn-0468,"d1979_2010",2580706,1211903,"calibration","well",0,0,1,6.7,6.78858739286964,6.94712810462011,7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Jn-0469,"d1979_2010_field",2580855,1212188,"validation","well",0,0,0,6.4,6.442038844361,6.68858739286964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Jn-0470,"d1979_2010_field",2581070,1212017,"calibration","well",0,0,0,6.9,6.87275995715463,6.77275995715463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Jn-0471,NA,2581187,1211862,"calibration","poor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1,"d1979_2010",2581408,1213175,"calibration","well",0,0,0,6.2,6.3245951332275,6.58858739286964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2,"d1979_2010_field",2581428,1213005,"calibration","well",0,0,1,5.9,6.05548953255469,6.3,6.37897505139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3,"d1979_2010",2582253,1213281,"calibration","well",0,0,0,6.6,6.65784465509681,6.99697431622037,7.767612136542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4,"d1979_2010",2582390,1213478,"validation","well",0,0,0,6.8,6.87082291966543,7.29697431622037,7.96386565013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5,"d1979_2010_field",2582533,1213187,"calibration","well",0,0,0,6,6.05784465509681,6.38858739286964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6,"d1979_2010_field",2582649,1213569,"validation","well",0,0,1,5.7,5.72292509377807,5.8,5.95446023412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7,"d1979_2010_field",2583056,1213896,"validation","moderate",0,0,1,6.2,5.69001782210786,5.67275995715463,5.71633054062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8,"d1979_2010_field",2582613,1212770,"calibration","well",0,0,0,6.1,6.15784465509681,6.5245951332275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19,"d1979_2010",2582824,1213336,"calibration","moderate",0,1,1,6.4,6.5245951332275,6.78858739286964,7.00869987651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1,"d1979_2010_field",2583173,1213485,"calibration","well",0,0,0,6,6.26075973066439,6.4,6.48858739286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2,"d1979_2010_field",2583441,1213566,"calibration","poor",1,1,1,5.8,6.00370720195529,6.4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3,"d1979_2010_field",2583775,1213538,"calibration","well",0,0,0,6.3,6.45548953255469,6.77275995715463,6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4,"d1979_2010_field",2584025,1213952,"calibration","well",0,0,0,5.8,5.8,6.11231872844697,6.517906502577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5,"d1979_2010_field",2583562,1212939,"calibration","well",0,0,0,6,6.04712810462011,6.12292509377807,6.2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7,"d1979_2010_field",2584194,1213748,"calibration","well",0,0,0,5.8,5.98169894759789,6.59697431622037,7.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8,"d1979_2010_field",2583960,1212989,"calibration","well",0,0,0,5.8,5.9245951332275,6.36075973066439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29,"d1979_2010_field",2584237,1213436,"calibration","well",0,0,0,5.8,5.88858739286964,6.04712810462011,6.1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30,"d1979_2010_field",2582968,1212304,"calibration","poor",0,0,1,6,6.08858739286964,6.0245951332275,5.8297892048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31,NA,2583935,121348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32,NA,2583828,121333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4-Nk-033,NA,2583853,121342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Aa-028,"d1979_2010_field",2590572,1211766,"validation","well",0,0,0,5.6,5.64712810462011,5.74712810462011,5.8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Aa-029,"d1979_2010",2590428,1211830,"calibration","well",0,0,0,5.4,5.55548953255469,5.8,6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Aa-030,"d1979_2010_field",2590385,1211765,"calibration","moderate",0,0,1,5.5,5.5,5.65446023412151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Ga-064,"d1979_2010",2589462,1212328,"calibration","well",0,0,0,6.3,6.05784465509681,5.91360934262179,6.114886148134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Ga-065,NA,2589564,121219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Ga-067,"d1979_2010_field",2589845,1211810,"validation","poor",0,0,1,6.4,6.65879440517681,6.7,6.8332992235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45-Ga-068,"d1979_2010_field",2590484,1211960,"calibration","well",0,0,1,6.1,6.1,6.20869987651923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01-Be-102,NA,2607081,121046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01-Be-103,NA,2607670,121137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01-Be-105,NA,2607039,121124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01-Be-106,NA,2606487,1210260,"calibration","poor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199,NA,2588473,120564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0,NA,2588234,120521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1,NA,2588291,120514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2,NA,2588825,120514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3,NA,2589387,120473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4,NA,2589017,120482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5,NA,2588901,120438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6,NA,2587916,1204351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09,NA,2587748,120411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10,NA,2587102,1204432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2-Be-211,NA,2587620,1204826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45,NA,2588033,1206543,"calibration","moderate",0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46,NA,2587702,120629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47,NA,2587252,120620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48,NA,2586883,120626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49,NA,2587978,1205450,"calibration","moderate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0,NA,2587002,120563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1,NA,2586791,120546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2,NA,2586696,120536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3,NA,2586423,1204984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4,NA,2586049,1204867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5,NA,2585529,120566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6,NA,2585470,120566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7,NA,2585444,1205689,"calibration","well",1,1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15-Be-258,NA,2585811,1206103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10,NA,2597723,120578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11,NA,2607172,1209978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25,NA,2579268,1205603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26,NA,2589848,120922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28,NA,2589503,1211867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1-Be-332,NA,2601747,1204216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3-Be-333,NA,2577702,1206341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3-Be-334,NA,2577809,1206418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3-Be-335,NA,2577773,1206341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3-Be-336,NA,2577764,1206482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3-Be-337,NA,2577851,1206495,"calibration","well"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6-Be-338,NA,2580050,121213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6-Be-339,NA,2580130,1212045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6-Be-340,NA,2579980,121197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6-Be-341,NA,2580095,121187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6-Be-342,NA,2579940,1211830,"calibration","well"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2,"d1968_1974_field",2603669,1208028,"calibration",NA,0,0,0,6.3,6.3,NA,6.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3,"d1968_1974_field",2603822,1208096,"calibration",NA,0,0,0,6.3,6.3,6.36751113456402,6.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a-Ga-050,NA,2598280,1212361,"calibration",NA,0,0,1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43,"d1968_1974_field",2573702,1207272,"calibration",NA,0,0,1,7.2,7.28858739286964,7.4,7.43728445895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6,"d1968_1974_field",2602029,1208987,"calibration",NA,0,0,0,5.9,5.9,6.4,6.45818771618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4,"d1968_1974_field",2600858,1209878,"calibration",NA,0,0,0,5.9,5.9,6.5,6.379925155570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5,"d1968_1974_field",2600810,1209733,"calibration",NA,0,0,0,6.6,6.6,5.7,5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99,"d1968_1974_field",2602195,1209406,"calibration",NA,0,0,0,6.3,6.3,6.7,6.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57,"d1968_1974_field",2601009,1209535,"calibration",NA,0,0,0,6.2,6.24712810462011,6.4407307683263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4,"d1968_1974_field",2602880,1208693,"calibration",NA,0,0,0,5.7,5.7,6,6.0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0,"d1968_1974_ptf",2573856,1206641,"calibration",NA,0,0,0,7.2776253935758,7.43367335321804,7.72179905683321,7.938038829269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6,"d1968_1974_field",2599338,1210082,"calibration",NA,0,0,0,6.3,6.3,6.5,6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1,"d1968_1974_field",2601683,1209816,"calibration",NA,0,0,0,6.3,6.35095795704569,6.25527837409449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5,"d1968_1974_field",2602541,1209201,"calibration",NA,0,0,0,6.5,6.5,6.7,6.36576236174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09,"d1968_1974_field",2599665,1210136,"calibration",NA,0,0,0,5.7,5.7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4,"d1968_1974_field",2601373,1209517,"calibration",NA,0,0,0,6.2,6.2,5.6,5.65720004928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35-In-156,"d1968_1974_field",2575036,1207391,"calibration",NA,0,0,0,6.9,6.9,6.9,6.97807299314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6,"d1968_1974_field",2601896,1209642,"calibration",NA,0,0,0,6.4,6.4,6.6,6.675939972651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8,"d1968_1974_field",2601578,1209437.00000001,"calibration",NA,0,0,0,6.2,6.2,5.9,5.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7,"d1968_1974_field",2600045,1210044,"calibration",NA,0,0,0,6.8,6.8,7.4,7.46936525217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70,"d1968_1974_field",2601812,1209408,"calibration",NA,0,0,0,5.6,5.6,5.8,5.8471281046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3,"d1968_1974_field",2602963,1208913,"calibration",NA,0,0,0,5.3,5.3,5.6,5.7245951332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6,"d1968_1974_field",2600074,1210637,"calibration",NA,0,0,0,6.2,6.2,6,6.0966522849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2,"d1968_1974_field",2602415,1209400.99999999,"calibration",NA,0,0,0,5.6,5.6,5.6,5.15460707659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3,"d1968_1974_field",2602314,1209115,"calibration",NA,0,0,0,6.1,5.84564292589211,5.8,6.0852631865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9,"d1968_1974_field",2600291,1210196,"calibration",NA,0,0,0,6,NA,NA,5.712836609366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21,"d1968_1974_field",2603367,1208193,"calibration",NA,0,0,0,6.4,6.4,6,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6,"d1968_1974_field",2602977,1209375,"calibration",NA,0,0,0,6.3,6.3,6.4,6.41085314245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2,"d1968_1974_field",2600468,1209967,"calibration",NA,0,0,0,5.8,5.48169894759789,5.3,5.35095795704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065,"d1968_1974_field",2601727,1209576,"calibration",NA,0,0,0,5.8,5.8,5.8,5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8,"d1968_1974_field",2602618,1209021,"calibration",NA,0,0,0,6.4,6.4,6.2,6.229567094038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5,"d1968_1974_field",2599903,1209961,"calibration",NA,0,0,0,5.9,5.9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3,"d1968_1974_field",2599847,1210360,"calibration",NA,0,0,0,6,5.68195360292547,5.6,6.03062789283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8,"d1968_1974_field",2600241,1210281,"calibration",NA,0,0,0,5.8,6.0333472456648,6.1,6.11824224046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15,"d1968_1974_field",2599899,1210511,"calibration",NA,0,0,0,6.4,6.4,6.3,6.31633054062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0,"d1968_1974_field",2600500,1210175,"calibration",NA,0,0,0,5.7,6.18572930747161,6.5,6.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5,"d1968_1974_field",2602749,1208606,"calibration",NA,0,0,0,6.2,6.2,5.8,5.925488615189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0,"d1968_1974_field",2602478,1208790,"calibration",NA,0,0,0,5.7,5.7,NA,6.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07,"d1968_1974_field",2602907,1209151,"calibration",NA,0,0,0,5.9,5.9,5.5,5.575524335862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3,"d1968_1974_field",2599933,1210172,"calibration",NA,0,0,0,6.8,7.1,7.32202024601141,7.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4,"d1968_1974_field",2600178,1209644,"calibration",NA,0,0,0,6.7,6.7,6.2,6.23728445895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31,"d1968_1974_field",2600116,1209754,"calibration",NA,0,0,0,6.8,6.8,6.1,6.1276589916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Jm-112,"d1968_1974_field",2602858,1208928,"calibration",NA,0,0,0,5.7,5.7,5.5,5.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47-Ga-024,"d1968_1974_field",2599971,1210060,"calibration",NA,0,0,0,6.7,6.7,NA,7.05102363931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21,NA,2593517,1203583,"calibration",NA,0,0,0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_1020-Be-319,NA,2596305,1204243.99999999,"calibration",NA,0,0,0,NA,NA,NA,NA</text:p>
          </table:table-cell>
          <table:table-cell table:number-columns-repeated="16383"/>
        </table:table-row>
        <table:table-row table:number-rows-repeated="1047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3-11-23T07:57:39Z</meta:creation-date>
    <dc:date>2023-11-23T08:05:35Z</dc:date>
  </office:meta>
</office:document-meta>
</file>